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0055386" style:font-size-asian="13pt" style:font-weight-asian="bold" style:font-size-complex="13pt" style:font-weight-complex="bold"/>
    </style:style>
    <style:style style:name="P2"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142daa8" style:font-size-asian="13pt" style:font-weight-asian="bold" style:font-size-complex="13pt" style:font-weight-complex="bold"/>
    </style:style>
    <style:style style:name="P3"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7a3b" officeooo:paragraph-rsid="01427a3b" style:font-size-asian="13pt" style:font-weight-asian="bold" style:font-size-complex="13pt" style:font-weight-complex="bold"/>
    </style:style>
    <style:style style:name="P4"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0pt" fo:font-style="italic" officeooo:rsid="019223a0" officeooo:paragraph-rsid="01a3341f" style:font-size-asian="10pt" style:font-style-asian="italic" style:font-size-complex="10pt" style:font-style-complex="italic"/>
    </style:style>
    <style:style style:name="P5"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24b0f9c" officeooo:paragraph-rsid="024b0f9c" style:font-size-asian="14pt" style:font-size-complex="14pt"/>
    </style:style>
    <style:style style:name="P6"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a3341f" style:font-size-asian="14pt" style:font-size-complex="14pt"/>
    </style:style>
    <style:style style:name="P7"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87a6b3" style:font-size-asian="14pt" style:font-size-complex="14pt"/>
    </style:style>
    <style:style style:name="P8"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78b1ef" style:font-size-asian="14pt" style:font-size-complex="14pt"/>
    </style:style>
    <style:style style:name="P9"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aacbd" officeooo:paragraph-rsid="01c95239" style:font-size-asian="14pt" style:font-style-asian="italic" style:font-size-complex="14pt" style:font-style-complex="italic"/>
    </style:style>
    <style:style style:name="P10"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00396" officeooo:paragraph-rsid="01b00396" style:font-size-asian="14pt" style:font-style-asian="italic" style:font-size-complex="14pt" style:font-style-complex="italic"/>
    </style:style>
    <style:style style:name="P11"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1a1eb1a" officeooo:paragraph-rsid="01a1eb1a" style:font-size-asian="12.25pt" style:font-size-complex="14pt"/>
    </style:style>
    <style:style style:name="P12" style:family="paragraph" style:parent-style-name="Standard">
      <style:paragraph-properties fo:margin-left="0cm" fo:margin-top="0.101cm" fo:margin-bottom="0.101cm" style:contextual-spacing="false" fo:line-height="150%" fo:text-indent="0cm" style:auto-text-indent="false"/>
      <style:text-properties fo:font-size="14pt" officeooo:paragraph-rsid="02fd0f96" style:font-size-asian="14pt" style:font-size-complex="14pt"/>
    </style:style>
    <style:style style:name="P13" style:family="paragraph" style:parent-style-name="Standard">
      <style:paragraph-properties fo:margin-left="0cm" fo:margin-top="0.101cm" fo:margin-bottom="0.101cm" style:contextual-spacing="false" fo:line-height="150%" fo:text-indent="0cm" style:auto-text-indent="false"/>
      <style:text-properties fo:font-size="14pt" officeooo:paragraph-rsid="02439634" style:font-size-asian="14pt" style:font-size-complex="14pt"/>
    </style:style>
    <style:style style:name="P14" style:family="paragraph" style:parent-style-name="Standard">
      <style:paragraph-properties fo:margin-left="0cm" fo:margin-top="0.101cm" fo:margin-bottom="0.101cm" style:contextual-spacing="false" fo:line-height="150%" fo:text-indent="0cm" style:auto-text-indent="false"/>
      <style:text-properties fo:font-size="14pt" officeooo:paragraph-rsid="02fe5792" style:font-size-asian="14pt" style:font-size-complex="14pt"/>
    </style:style>
    <style:style style:name="P15"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fo:font-size="14pt" officeooo:paragraph-rsid="02fe5792" style:font-size-asian="14pt" style:font-size-complex="14pt"/>
    </style:style>
    <style:style style:name="P16" style:family="paragraph" style:parent-style-name="Standard">
      <style:paragraph-properties fo:margin-left="0cm" fo:margin-top="0.101cm" fo:margin-bottom="0.101cm" style:contextual-spacing="false" fo:line-height="150%" fo:text-indent="0cm" style:auto-text-indent="false"/>
      <style:text-properties fo:font-size="14pt" officeooo:rsid="02555cde" officeooo:paragraph-rsid="02c712e8" style:font-size-asian="14pt" style:font-size-complex="14pt"/>
    </style:style>
    <style:style style:name="P17" style:family="paragraph" style:parent-style-name="Standard">
      <style:paragraph-properties fo:margin-top="0.101cm" fo:margin-bottom="0.101cm" style:contextual-spacing="false" fo:line-height="150%"/>
      <style:text-properties fo:font-size="8pt" officeooo:rsid="01e4a942" officeooo:paragraph-rsid="01e4a942" style:font-size-asian="8pt" style:font-size-complex="8pt"/>
    </style:style>
    <style:style style:name="P18" style:family="paragraph" style:parent-style-name="Standard">
      <style:paragraph-properties fo:margin-top="0.101cm" fo:margin-bottom="0.101cm" style:contextual-spacing="false" fo:line-height="150%" fo:text-align="center" style:justify-single-word="false"/>
      <style:text-properties fo:font-size="7pt" officeooo:rsid="011f7bf6" officeooo:paragraph-rsid="00f82e67" style:font-size-asian="7pt" style:font-size-complex="7pt"/>
    </style:style>
    <style:style style:name="P19" style:family="paragraph" style:parent-style-name="Preformatted_20_Text">
      <style:paragraph-properties fo:margin-top="0cm" fo:margin-bottom="0.247cm" style:contextual-spacing="false" fo:text-align="center" style:justify-single-word="false"/>
      <style:text-properties fo:font-size="7pt" style:font-size-asian="7pt" style:font-size-complex="7pt"/>
    </style:style>
    <style:style style:name="P20" style:family="paragraph" style:parent-style-name="Preformatted_20_Text">
      <style:paragraph-properties fo:margin-top="0.101cm" fo:margin-bottom="0.101cm" style:contextual-spacing="false" fo:line-height="150%" fo:text-align="center" style:justify-single-word="false"/>
      <style:text-properties fo:font-size="7pt" officeooo:paragraph-rsid="00f82e67" style:font-size-asian="7pt" style:font-size-complex="7pt"/>
    </style:style>
    <style:style style:name="P21" style:family="paragraph" style:parent-style-name="Preformatted_20_Text">
      <style:paragraph-properties fo:margin-top="0.101cm" fo:margin-bottom="0.101cm" style:contextual-spacing="false" fo:line-height="150%" fo:text-align="center" style:justify-single-word="false" fo:break-before="page"/>
      <style:text-properties style:font-name="Liberation Mono" fo:font-size="12pt" fo:font-weight="bold" officeooo:rsid="00055386" officeooo:paragraph-rsid="00055386" style:font-size-asian="12pt" style:font-weight-asian="bold" style:font-size-complex="12pt" style:font-weight-complex="bold"/>
    </style:style>
    <style:style style:name="P22" style:family="paragraph" style:parent-style-name="Preformatted_20_Text">
      <style:paragraph-properties fo:margin-top="0.101cm" fo:margin-bottom="0.101cm" style:contextual-spacing="false" fo:line-height="150%" fo:text-align="center" style:justify-single-word="false"/>
      <style:text-properties style:font-name="Liberation Mono" fo:font-size="7pt" fo:font-weight="bold" officeooo:rsid="00055386" officeooo:paragraph-rsid="00055386" style:font-size-asian="7pt" style:font-weight-asian="bold" style:font-size-complex="7pt" style:font-weight-complex="bold"/>
    </style:style>
    <style:style style:name="P23" style:family="paragraph" style:parent-style-name="Preformatted_20_Text">
      <style:paragraph-properties fo:margin-top="0.101cm" fo:margin-bottom="0.101cm" style:contextual-spacing="false" fo:line-height="150%" fo:text-align="center" style:justify-single-word="false"/>
      <style:text-properties officeooo:paragraph-rsid="00055386"/>
    </style:style>
    <style:style style:name="P24" style:family="paragraph" style:parent-style-name="Preformatted_20_Text">
      <style:paragraph-properties fo:margin-top="0cm" fo:margin-bottom="0.247cm" style:contextual-spacing="false" fo:text-align="center" style:justify-single-word="false"/>
      <style:text-properties fo:font-size="10pt" style:font-size-asian="10pt" style:font-size-complex="10pt"/>
    </style:style>
    <style:style style:name="P25" style:family="paragraph" style:parent-style-name="Preformatted_20_Text">
      <style:paragraph-properties fo:margin-top="0cm" fo:margin-bottom="0.247cm" style:contextual-spacing="false" fo:line-height="100%" fo:text-align="end" style:justify-single-word="false"/>
      <style:text-properties style:font-name="Linux Libertine G" fo:font-size="14pt" fo:font-style="normal" officeooo:rsid="032d08f2" officeooo:paragraph-rsid="032d20fc" style:font-size-asian="14pt" style:font-style-asian="normal" style:font-size-complex="14pt" style:font-style-complex="normal"/>
    </style:style>
    <style:style style:name="P26" style:family="paragraph" style:parent-style-name="Preformatted_20_Text">
      <style:paragraph-properties fo:margin-top="0cm" fo:margin-bottom="0cm" style:contextual-spacing="false" fo:line-height="100%" fo:text-align="start" style:justify-single-word="false"/>
      <style:text-properties style:font-name="Linux Libertine G" fo:font-size="14pt" fo:font-style="normal" officeooo:rsid="0331f98e" officeooo:paragraph-rsid="0331f98e" style:font-size-asian="14pt" style:font-style-asian="normal" style:font-size-complex="14pt" style:font-style-complex="normal"/>
    </style:style>
    <style:style style:name="P27" style:family="paragraph" style:parent-style-name="Preformatted_20_Text">
      <style:paragraph-properties fo:margin-top="0cm" fo:margin-bottom="0cm" style:contextual-spacing="false" fo:line-height="100%" fo:text-align="end" style:justify-single-word="false"/>
      <style:text-properties style:font-name="Linux Libertine G" fo:font-size="14pt" fo:font-style="normal" officeooo:rsid="0331f98e" officeooo:paragraph-rsid="0331f98e" style:font-size-asian="14pt" style:font-style-asian="normal" style:font-size-complex="14pt" style:font-style-complex="normal"/>
    </style:style>
    <style:style style:name="P28" style:family="paragraph" style:parent-style-name="Preformatted_20_Text">
      <style:paragraph-properties fo:margin-top="0cm" fo:margin-bottom="0cm" style:contextual-spacing="false" fo:line-height="100%" fo:text-align="start" style:justify-single-word="false"/>
      <style:text-properties style:font-name="Linux Libertine G" fo:font-size="14pt" fo:font-style="normal" officeooo:rsid="0333382b" officeooo:paragraph-rsid="0333382b" style:font-size-asian="14pt" style:font-style-asian="normal" style:font-size-complex="14pt" style:font-style-complex="normal"/>
    </style:style>
    <style:style style:name="P29" style:family="paragraph" style:parent-style-name="Preformatted_20_Text">
      <style:paragraph-properties fo:margin-top="0cm" fo:margin-bottom="0cm" style:contextual-spacing="false" fo:line-height="100%" fo:text-align="start" style:justify-single-word="false"/>
      <style:text-properties style:font-name="Linux Libertine G" fo:font-size="14pt" fo:font-style="normal" officeooo:rsid="033b8c3f" officeooo:paragraph-rsid="033b8c3f" style:font-size-asian="14pt" style:font-style-asian="normal" style:font-size-complex="14pt" style:font-style-complex="normal"/>
    </style:style>
    <style:style style:name="P30" style:family="paragraph" style:parent-style-name="Preformatted_20_Text">
      <style:paragraph-properties fo:margin-top="0cm" fo:margin-bottom="0cm" style:contextual-spacing="false" fo:line-height="100%" fo:text-align="end" style:justify-single-word="false"/>
      <style:text-properties style:font-name="Linux Libertine G" fo:font-size="14pt" fo:font-style="normal" officeooo:rsid="032f56f4" officeooo:paragraph-rsid="033b8c3f" style:font-size-asian="14pt" style:font-style-asian="normal" style:font-size-complex="14pt" style:font-style-complex="normal"/>
    </style:style>
    <style:style style:name="P31" style:family="paragraph" style:parent-style-name="Preformatted_20_Text">
      <style:paragraph-properties fo:margin-top="0cm" fo:margin-bottom="0cm" style:contextual-spacing="false" fo:line-height="100%" fo:text-align="start" style:justify-single-word="false"/>
      <style:text-properties style:font-name="Linux Libertine G" fo:font-size="14pt" fo:font-style="normal" officeooo:rsid="032f56f4" officeooo:paragraph-rsid="032f56f4" style:font-size-asian="14pt" style:font-style-asian="normal" style:font-size-complex="14pt" style:font-style-complex="normal"/>
    </style:style>
    <style:style style:name="P32" style:family="paragraph" style:parent-style-name="Preformatted_20_Text">
      <style:paragraph-properties fo:margin-top="0cm" fo:margin-bottom="0cm" style:contextual-spacing="false" fo:line-height="100%" fo:text-align="start" style:justify-single-word="false"/>
      <style:text-properties style:font-name="Linux Libertine G" fo:font-size="14pt" fo:font-style="normal" officeooo:rsid="033d8590" officeooo:paragraph-rsid="033d8590" style:font-size-asian="14pt" style:font-style-asian="normal" style:font-size-complex="14pt" style:font-style-complex="normal"/>
    </style:style>
    <style:style style:name="P33" style:family="paragraph" style:parent-style-name="Preformatted_20_Text">
      <style:paragraph-properties fo:margin-top="0cm" fo:margin-bottom="0cm" style:contextual-spacing="false" fo:line-height="100%" fo:text-align="end" style:justify-single-word="false"/>
      <style:text-properties style:font-name="Linux Libertine G" fo:font-size="14pt" fo:font-style="normal" officeooo:rsid="033e59b3" officeooo:paragraph-rsid="033e59b3" style:font-size-asian="14pt" style:font-style-asian="normal" style:font-size-complex="14pt" style:font-style-complex="normal"/>
    </style:style>
    <style:style style:name="P34" style:family="paragraph" style:parent-style-name="Preformatted_20_Text">
      <style:paragraph-properties fo:margin-top="0cm" fo:margin-bottom="0cm" style:contextual-spacing="false" fo:line-height="100%" fo:text-align="end" style:justify-single-word="false"/>
      <style:text-properties style:font-name="Linux Libertine G" fo:font-size="10pt" fo:font-style="normal" officeooo:rsid="033177f9" officeooo:paragraph-rsid="033177f9" style:font-size-asian="10pt" style:font-style-asian="normal" style:font-size-complex="10pt" style:font-style-complex="normal"/>
    </style:style>
    <style:style style:name="P35" style:family="paragraph" style:parent-style-name="Preformatted_20_Text">
      <style:paragraph-properties fo:margin-top="0cm" fo:margin-bottom="0cm" style:contextual-spacing="false" fo:line-height="100%" fo:text-align="end" style:justify-single-word="false"/>
      <style:text-properties style:font-name="Linux Libertine G" fo:font-size="9pt" fo:font-style="normal" officeooo:rsid="033a781a" officeooo:paragraph-rsid="033a781a" style:font-size-asian="9pt" style:font-style-asian="normal" style:font-size-complex="9pt" style:font-style-complex="normal"/>
    </style:style>
    <style:style style:name="P36" style:family="paragraph" style:parent-style-name="Preformatted_20_Text">
      <style:paragraph-properties fo:margin-top="0cm" fo:margin-bottom="0cm" style:contextual-spacing="false" fo:line-height="100%" fo:text-align="end" style:justify-single-word="false"/>
      <style:text-properties style:font-name="Linux Libertine G" fo:font-size="20pt" fo:font-style="normal" officeooo:rsid="032f56f4" officeooo:paragraph-rsid="032f56f4" style:font-size-asian="20pt" style:font-style-asian="normal" style:font-size-complex="20pt" style:font-style-complex="normal"/>
    </style:style>
    <style:style style:name="P37" style:family="paragraph" style:parent-style-name="Preformatted_20_Text">
      <style:paragraph-properties fo:margin-top="0cm" fo:margin-bottom="0.247cm" style:contextual-spacing="false" fo:text-align="center" style:justify-single-word="false"/>
      <style:text-properties fo:font-size="10pt" style:font-size-asian="10pt" style:font-size-complex="10pt"/>
    </style:style>
    <style:style style:name="P38" style:family="paragraph" style:parent-style-name="Preformatted_20_Text">
      <style:paragraph-properties fo:margin-top="0cm" fo:margin-bottom="0.247cm" style:contextual-spacing="false" fo:text-align="center" style:justify-single-word="false"/>
      <style:text-properties fo:font-size="14pt" officeooo:rsid="0340fd43" officeooo:paragraph-rsid="0340fd43" style:font-size-asian="14pt" style:font-size-complex="14pt"/>
    </style:style>
    <style:style style:name="P39" style:family="paragraph" style:parent-style-name="Preformatted_20_Text">
      <style:paragraph-properties fo:margin-top="0cm" fo:margin-bottom="0.247cm" style:contextual-spacing="false" fo:line-height="100%" fo:text-align="start" style:justify-single-word="false"/>
      <style:text-properties fo:font-size="14pt" officeooo:rsid="032b18a4" officeooo:paragraph-rsid="032d20fc" style:font-size-asian="14pt" style:font-size-complex="14pt"/>
    </style:style>
    <style:style style:name="P40" style:family="paragraph" style:parent-style-name="Preformatted_20_Text">
      <style:paragraph-properties fo:margin-top="0cm" fo:margin-bottom="0cm" style:contextual-spacing="false" fo:line-height="100%" fo:text-align="start" style:justify-single-word="false"/>
      <style:text-properties fo:font-size="14pt" officeooo:rsid="032b18a4" officeooo:paragraph-rsid="032d20fc" style:font-size-asian="14pt" style:font-size-complex="14pt"/>
    </style:style>
    <style:style style:name="P41" style:family="paragraph" style:parent-style-name="Preformatted_20_Text">
      <style:paragraph-properties fo:margin-top="0cm" fo:margin-bottom="0.247cm" style:contextual-spacing="false" fo:text-align="center" style:justify-single-word="false"/>
      <style:text-properties fo:font-size="14pt" officeooo:rsid="032f56f4" officeooo:paragraph-rsid="032f56f4" style:font-size-asian="14pt" style:font-size-complex="14pt"/>
    </style:style>
    <style:style style:name="P42" style:family="paragraph" style:parent-style-name="Preformatted_20_Text">
      <style:paragraph-properties fo:margin-top="0cm" fo:margin-bottom="0.247cm" style:contextual-spacing="false" fo:text-align="center" style:justify-single-word="false" fo:break-before="page"/>
      <style:text-properties fo:font-size="14pt" officeooo:rsid="032f56f4" officeooo:paragraph-rsid="032f56f4" style:font-size-asian="14pt" style:font-size-complex="14pt"/>
    </style:style>
    <style:style style:name="P43" style:family="paragraph" style:parent-style-name="Preformatted_20_Text">
      <style:paragraph-properties fo:margin-top="0cm" fo:margin-bottom="0cm" style:contextual-spacing="false" fo:line-height="100%" fo:text-align="start" style:justify-single-word="false"/>
      <style:text-properties fo:font-size="14pt" officeooo:rsid="032f56f4" officeooo:paragraph-rsid="033a781a" style:font-size-asian="14pt" style:font-size-complex="14pt"/>
    </style:style>
    <style:style style:name="P44" style:family="paragraph" style:parent-style-name="Preformatted_20_Text">
      <style:paragraph-properties fo:margin-top="0cm" fo:margin-bottom="0cm" style:contextual-spacing="false" fo:line-height="100%" fo:text-align="start" style:justify-single-word="false"/>
      <style:text-properties fo:font-size="14pt" officeooo:rsid="03581838" officeooo:paragraph-rsid="03581838" style:font-size-asian="14pt" style:font-size-complex="14pt"/>
    </style:style>
    <style:style style:name="P45" style:family="paragraph" style:parent-style-name="Preformatted_20_Text">
      <style:paragraph-properties fo:margin-top="0cm" fo:margin-bottom="0cm" style:contextual-spacing="false" fo:line-height="100%" fo:text-align="start" style:justify-single-word="false"/>
      <style:text-properties fo:font-size="14pt" officeooo:rsid="033177f9" officeooo:paragraph-rsid="033177f9" style:font-size-asian="14pt" style:font-size-complex="14pt"/>
    </style:style>
    <style:style style:name="P46" style:family="paragraph" style:parent-style-name="Preformatted_20_Text">
      <style:paragraph-properties fo:margin-top="0cm" fo:margin-bottom="0cm" style:contextual-spacing="false" fo:line-height="100%" fo:text-align="end" style:justify-single-word="false"/>
      <style:text-properties fo:font-size="14pt" officeooo:rsid="03344eb3" officeooo:paragraph-rsid="03344eb3" style:font-size-asian="14pt" style:font-size-complex="14pt"/>
    </style:style>
    <style:style style:name="P47" style:family="paragraph" style:parent-style-name="Preformatted_20_Text">
      <style:paragraph-properties fo:margin-top="0cm" fo:margin-bottom="0cm" style:contextual-spacing="false" fo:line-height="100%" fo:text-align="start" style:justify-single-word="false"/>
      <style:text-properties fo:font-size="14pt" officeooo:rsid="033f3fbc" officeooo:paragraph-rsid="033f3fbc" style:font-size-asian="14pt" style:font-size-complex="14pt"/>
    </style:style>
    <style:style style:name="P48" style:family="paragraph" style:parent-style-name="Preformatted_20_Text">
      <style:paragraph-properties fo:margin-top="0cm" fo:margin-bottom="0cm" style:contextual-spacing="false" fo:line-height="100%" fo:text-align="end" style:justify-single-word="false"/>
      <style:text-properties fo:font-size="14pt" officeooo:paragraph-rsid="0340fd43" style:font-size-asian="14pt" style:font-size-complex="14pt"/>
    </style:style>
    <style:style style:name="P49" style:family="paragraph" style:parent-style-name="Preformatted_20_Text">
      <style:paragraph-properties fo:margin-top="0cm" fo:margin-bottom="0.247cm" style:contextual-spacing="false" fo:text-align="start" style:justify-single-word="false"/>
      <style:text-properties fo:font-size="14pt" officeooo:paragraph-rsid="0362deba" style:font-size-asian="12.25pt" style:font-size-complex="14pt"/>
    </style:style>
    <style:style style:name="P50" style:family="paragraph" style:parent-style-name="Preformatted_20_Text">
      <style:paragraph-properties fo:margin-top="0cm" fo:margin-bottom="0cm" style:contextual-spacing="false" fo:line-height="100%" fo:text-align="end" style:justify-single-word="false"/>
      <style:text-properties fo:font-size="15pt" officeooo:rsid="032b18a4" officeooo:paragraph-rsid="032d20fc" style:font-size-asian="15pt" style:font-size-complex="15pt"/>
    </style:style>
    <style:style style:name="P51" style:family="paragraph" style:parent-style-name="Preformatted_20_Text">
      <style:paragraph-properties fo:margin-top="0cm" fo:margin-bottom="0.247cm" style:contextual-spacing="false" fo:text-align="center" style:justify-single-word="false"/>
      <style:text-properties fo:font-size="5pt" officeooo:rsid="0340fd43" officeooo:paragraph-rsid="03496110" style:font-size-asian="5pt" style:font-size-complex="5pt"/>
    </style:style>
    <style:style style:name="P52" style:family="paragraph" style:parent-style-name="Preformatted_20_Text">
      <style:paragraph-properties fo:margin-top="0cm" fo:margin-bottom="0.247cm" style:contextual-spacing="false" fo:text-align="center" style:justify-single-word="false" fo:break-before="page"/>
      <style:text-properties fo:font-size="5pt" officeooo:rsid="0340fd43" officeooo:paragraph-rsid="0362deba" style:font-size-asian="5pt" style:font-size-complex="5pt"/>
    </style:style>
    <style:style style:name="P53" style:family="paragraph" style:parent-style-name="Preformatted_20_Text">
      <style:paragraph-properties fo:margin-top="0cm" fo:margin-bottom="0.247cm" style:contextual-spacing="false" fo:text-align="center" style:justify-single-word="false"/>
      <style:text-properties fo:font-size="5pt" officeooo:rsid="0340fd43" officeooo:paragraph-rsid="0362deba" style:font-size-asian="5pt" style:font-size-complex="5pt"/>
    </style:style>
    <style:style style:name="P54" style:family="paragraph" style:parent-style-name="Preformatted_20_Text">
      <style:paragraph-properties fo:margin-top="0cm" fo:margin-bottom="0.247cm" style:contextual-spacing="false" fo:text-align="center" style:justify-single-word="false"/>
      <style:text-properties fo:font-size="5pt" style:font-size-asian="5pt" style:font-size-complex="5pt"/>
    </style:style>
    <style:style style:name="P55" style:family="paragraph" style:parent-style-name="Preformatted_20_Text">
      <style:paragraph-properties fo:margin-top="0cm" fo:margin-bottom="0.247cm" style:contextual-spacing="false" fo:text-align="center" style:justify-single-word="false"/>
      <style:text-properties fo:font-size="5pt" officeooo:paragraph-rsid="0362deba" style:font-size-asian="5pt" style:font-size-complex="5pt"/>
    </style:style>
    <style:style style:name="P56" style:family="paragraph" style:parent-style-name="Preformatted_20_Text">
      <style:paragraph-properties fo:margin-top="0cm" fo:margin-bottom="0.247cm" style:contextual-spacing="false" fo:text-align="center" style:justify-single-word="false"/>
      <style:text-properties fo:font-size="9pt" style:font-size-asian="9pt" style:font-size-complex="9pt"/>
    </style:style>
    <style:style style:name="P57" style:family="paragraph" style:parent-style-name="Preformatted_20_Text">
      <style:paragraph-properties fo:margin-top="0cm" fo:margin-bottom="0.247cm" style:contextual-spacing="false" fo:text-align="center" style:justify-single-word="false" fo:break-before="page"/>
      <style:text-properties fo:font-size="9pt" officeooo:paragraph-rsid="03496110" style:font-size-asian="9pt" style:font-size-complex="9pt"/>
    </style:style>
    <style:style style:name="P58" style:family="paragraph" style:parent-style-name="Preformatted_20_Text">
      <style:paragraph-properties fo:margin-top="0cm" fo:margin-bottom="0cm" style:contextual-spacing="false" fo:line-height="100%" fo:text-align="end" style:justify-single-word="false"/>
      <style:text-properties style:font-name="Linux Libertine G" fo:font-size="13pt" officeooo:rsid="03581838" officeooo:paragraph-rsid="03581838" style:font-size-asian="13pt" style:font-size-complex="13pt"/>
    </style:style>
    <style:style style:name="P59" style:family="paragraph" style:parent-style-name="Preformatted_20_Text">
      <style:paragraph-properties fo:margin-top="0cm" fo:margin-bottom="0cm" style:contextual-spacing="false" fo:line-height="100%" fo:text-align="start" style:justify-single-word="false"/>
      <style:text-properties style:font-name="Linux Libertine G" fo:font-size="14pt" officeooo:rsid="035a1819" officeooo:paragraph-rsid="035a1819" style:font-size-asian="14pt" style:font-size-complex="14pt"/>
    </style:style>
    <style:style style:name="P60" style:family="paragraph" style:parent-style-name="Preformatted_20_Text">
      <style:paragraph-properties fo:margin-top="0cm" fo:margin-bottom="0cm" style:contextual-spacing="false" fo:line-height="100%" fo:text-align="end" style:justify-single-word="false"/>
      <style:text-properties style:font-name="Linux Libertine G" fo:font-size="14pt" officeooo:rsid="035a1819" officeooo:paragraph-rsid="035a1819" style:font-size-asian="12.25pt" style:font-size-complex="14pt"/>
    </style:style>
    <style:style style:name="P61" style:family="paragraph" style:parent-style-name="Preformatted_20_Text">
      <style:paragraph-properties fo:margin-top="0cm" fo:margin-bottom="0cm" style:contextual-spacing="false" fo:line-height="100%" fo:text-align="start" style:justify-single-word="false"/>
      <style:text-properties style:font-name="Linux Libertine G" fo:font-size="14pt" officeooo:rsid="035ae164" officeooo:paragraph-rsid="035ae164" style:font-size-asian="12.25pt" style:font-size-complex="14pt"/>
    </style:style>
    <style:style style:name="P62" style:family="paragraph" style:parent-style-name="Preformatted_20_Text">
      <style:paragraph-properties fo:margin-top="0cm" fo:margin-bottom="0cm" style:contextual-spacing="false" fo:line-height="100%" fo:text-align="end" style:justify-single-word="false"/>
      <style:text-properties style:font-name="Linux Libertine G" fo:font-size="14pt" officeooo:rsid="035ae164" officeooo:paragraph-rsid="035ae164" style:font-size-asian="12.25pt" style:font-size-complex="14pt"/>
    </style:style>
    <style:style style:name="P63" style:family="paragraph" style:parent-style-name="Preformatted_20_Text">
      <style:paragraph-properties fo:margin-top="0cm" fo:margin-bottom="0cm" style:contextual-spacing="false" fo:line-height="100%" fo:text-align="start" style:justify-single-word="false"/>
      <style:text-properties style:font-name="Linux Libertine G" fo:font-size="14pt" officeooo:rsid="035c2b83" officeooo:paragraph-rsid="035c2b83" style:font-size-asian="12.25pt" style:font-size-complex="14pt"/>
    </style:style>
    <style:style style:name="P64" style:family="paragraph" style:parent-style-name="Preformatted_20_Text">
      <style:paragraph-properties fo:margin-top="0cm" fo:margin-bottom="0cm" style:contextual-spacing="false" fo:line-height="100%" fo:text-align="end" style:justify-single-word="false"/>
      <style:text-properties style:font-name="Linux Libertine G" fo:font-size="14pt" officeooo:rsid="035c2b83" officeooo:paragraph-rsid="035c2b83" style:font-size-asian="12.25pt" style:font-size-complex="14pt"/>
    </style:style>
    <style:style style:name="P65" style:family="paragraph" style:parent-style-name="Preformatted_20_Text">
      <style:paragraph-properties fo:margin-top="0cm" fo:margin-bottom="0cm" style:contextual-spacing="false" fo:line-height="100%" fo:text-align="center" style:justify-single-word="false"/>
      <style:text-properties style:font-name="Linux Libertine G" fo:font-size="14pt" officeooo:rsid="035fbde7" officeooo:paragraph-rsid="035fbde7" style:font-size-asian="12.25pt" style:font-size-complex="14pt"/>
    </style:style>
    <style:style style:name="P66" style:family="paragraph" style:parent-style-name="Preformatted_20_Text">
      <style:paragraph-properties fo:margin-top="0cm" fo:margin-bottom="0cm" style:contextual-spacing="false" fo:line-height="100%" fo:text-align="center" style:justify-single-word="false"/>
      <style:text-properties style:font-name="Linux Libertine G" fo:font-size="22pt" officeooo:rsid="035fbde7" officeooo:paragraph-rsid="035fbde7" style:font-size-asian="22pt" style:font-size-complex="22pt"/>
    </style:style>
    <style:style style:name="T1" style:family="text">
      <style:text-properties officeooo:rsid="0007b3c2"/>
    </style:style>
    <style:style style:name="T2" style:family="text">
      <style:text-properties officeooo:rsid="0008742c"/>
    </style:style>
    <style:style style:name="T3" style:family="text">
      <style:text-properties officeooo:rsid="0009e4d1"/>
    </style:style>
    <style:style style:name="T4" style:family="text">
      <style:text-properties officeooo:rsid="000a5ec7"/>
    </style:style>
    <style:style style:name="T5" style:family="text">
      <style:text-properties officeooo:rsid="000b2bdf"/>
    </style:style>
    <style:style style:name="T6" style:family="text">
      <style:text-properties officeooo:rsid="000d1c02"/>
    </style:style>
    <style:style style:name="T7" style:family="text">
      <style:text-properties officeooo:rsid="000d9a09"/>
    </style:style>
    <style:style style:name="T8" style:family="text">
      <style:text-properties officeooo:rsid="000e9242"/>
    </style:style>
    <style:style style:name="T9" style:family="text">
      <style:text-properties officeooo:rsid="00158cdc"/>
    </style:style>
    <style:style style:name="T10" style:family="text">
      <style:text-properties officeooo:rsid="000fa96a"/>
    </style:style>
    <style:style style:name="T11" style:family="text">
      <style:text-properties officeooo:rsid="0017167c"/>
    </style:style>
    <style:style style:name="T12" style:family="text">
      <style:text-properties officeooo:rsid="00102824"/>
    </style:style>
    <style:style style:name="T13" style:family="text">
      <style:text-properties officeooo:rsid="001230f7"/>
    </style:style>
    <style:style style:name="T14" style:family="text">
      <style:text-properties officeooo:rsid="0018891a"/>
    </style:style>
    <style:style style:name="T15" style:family="text">
      <style:text-properties officeooo:rsid="0024bfcc"/>
    </style:style>
    <style:style style:name="T16" style:family="text">
      <style:text-properties officeooo:rsid="00195da5"/>
    </style:style>
    <style:style style:name="T17" style:family="text">
      <style:text-properties officeooo:rsid="001d8629"/>
    </style:style>
    <style:style style:name="T18" style:family="text">
      <style:text-properties officeooo:rsid="00198ae3"/>
    </style:style>
    <style:style style:name="T19" style:family="text">
      <style:text-properties officeooo:rsid="001a9fb8"/>
    </style:style>
    <style:style style:name="T20" style:family="text">
      <style:text-properties officeooo:rsid="001e595c"/>
    </style:style>
    <style:style style:name="T21" style:family="text">
      <style:text-properties officeooo:rsid="001f7650"/>
    </style:style>
    <style:style style:name="T22" style:family="text">
      <style:text-properties officeooo:rsid="00204813"/>
    </style:style>
    <style:style style:name="T23" style:family="text">
      <style:text-properties officeooo:rsid="001c4c76"/>
    </style:style>
    <style:style style:name="T24" style:family="text">
      <style:text-properties officeooo:rsid="0020b5fe"/>
    </style:style>
    <style:style style:name="T25" style:family="text">
      <style:text-properties officeooo:rsid="0022a7b0"/>
    </style:style>
    <style:style style:name="T26" style:family="text">
      <style:text-properties officeooo:rsid="0024f8d7"/>
    </style:style>
    <style:style style:name="T27" style:family="text">
      <style:text-properties officeooo:rsid="00279502"/>
    </style:style>
    <style:style style:name="T28" style:family="text">
      <style:text-properties officeooo:rsid="00255084"/>
    </style:style>
    <style:style style:name="T29" style:family="text">
      <style:text-properties officeooo:rsid="00255e0b"/>
    </style:style>
    <style:style style:name="T30" style:family="text">
      <style:text-properties officeooo:rsid="0039d595"/>
    </style:style>
    <style:style style:name="T31" style:family="text">
      <style:text-properties officeooo:rsid="003b081f"/>
    </style:style>
    <style:style style:name="T32" style:family="text">
      <style:text-properties officeooo:rsid="004016b3"/>
    </style:style>
    <style:style style:name="T33" style:family="text">
      <style:text-properties officeooo:rsid="003c5161"/>
    </style:style>
    <style:style style:name="T34" style:family="text">
      <style:text-properties officeooo:rsid="002983d4"/>
    </style:style>
    <style:style style:name="T35" style:family="text">
      <style:text-properties officeooo:rsid="003ea765"/>
    </style:style>
    <style:style style:name="T36" style:family="text">
      <style:text-properties officeooo:rsid="003e629d"/>
    </style:style>
    <style:style style:name="T37" style:family="text">
      <style:text-properties officeooo:rsid="002b165d"/>
    </style:style>
    <style:style style:name="T38" style:family="text">
      <style:text-properties officeooo:rsid="002b2411"/>
    </style:style>
    <style:style style:name="T39" style:family="text">
      <style:text-properties officeooo:rsid="002c5385"/>
    </style:style>
    <style:style style:name="T40" style:family="text">
      <style:text-properties officeooo:rsid="002df311"/>
    </style:style>
    <style:style style:name="T41" style:family="text">
      <style:text-properties officeooo:rsid="003023dd"/>
    </style:style>
    <style:style style:name="T42" style:family="text">
      <style:text-properties officeooo:rsid="0032327b"/>
    </style:style>
    <style:style style:name="T43" style:family="text">
      <style:text-properties officeooo:rsid="0033d1da"/>
    </style:style>
    <style:style style:name="T44" style:family="text">
      <style:text-properties officeooo:rsid="0040ffe0"/>
    </style:style>
    <style:style style:name="T45" style:family="text">
      <style:text-properties officeooo:rsid="00354a5d"/>
    </style:style>
    <style:style style:name="T46" style:family="text">
      <style:text-properties officeooo:rsid="0035daf7"/>
    </style:style>
    <style:style style:name="T47" style:family="text">
      <style:text-properties officeooo:rsid="00381867"/>
    </style:style>
    <style:style style:name="T48" style:family="text">
      <style:text-properties officeooo:rsid="0043cf27"/>
    </style:style>
    <style:style style:name="T49" style:family="text">
      <style:text-properties officeooo:rsid="004b8bb6"/>
    </style:style>
    <style:style style:name="T50" style:family="text">
      <style:text-properties officeooo:rsid="0044eb0a"/>
    </style:style>
    <style:style style:name="T51" style:family="text">
      <style:text-properties officeooo:rsid="004d0c67"/>
    </style:style>
    <style:style style:name="T52" style:family="text">
      <style:text-properties officeooo:rsid="004f8242"/>
    </style:style>
    <style:style style:name="T53" style:family="text">
      <style:text-properties officeooo:rsid="0045bb9b"/>
    </style:style>
    <style:style style:name="T54" style:family="text">
      <style:text-properties officeooo:rsid="004f97ca"/>
    </style:style>
    <style:style style:name="T55" style:family="text">
      <style:text-properties officeooo:rsid="00472ff3"/>
    </style:style>
    <style:style style:name="T56" style:family="text">
      <style:text-properties officeooo:rsid="005086be"/>
    </style:style>
    <style:style style:name="T57" style:family="text">
      <style:text-properties officeooo:rsid="0051b12a"/>
    </style:style>
    <style:style style:name="T58" style:family="text">
      <style:text-properties officeooo:rsid="0051ff1b"/>
    </style:style>
    <style:style style:name="T59" style:family="text">
      <style:text-properties officeooo:rsid="0048d9af"/>
    </style:style>
    <style:style style:name="T60" style:family="text">
      <style:text-properties officeooo:rsid="0052413a"/>
    </style:style>
    <style:style style:name="T61" style:family="text">
      <style:text-properties officeooo:rsid="004a52ea"/>
    </style:style>
    <style:style style:name="T62" style:family="text">
      <style:text-properties officeooo:rsid="004ae366"/>
    </style:style>
    <style:style style:name="T63" style:family="text">
      <style:text-properties officeooo:rsid="00534647"/>
    </style:style>
    <style:style style:name="T64" style:family="text">
      <style:text-properties officeooo:rsid="00552a23"/>
    </style:style>
    <style:style style:name="T65" style:family="text">
      <style:text-properties officeooo:rsid="006463f3"/>
    </style:style>
    <style:style style:name="T66" style:family="text">
      <style:text-properties officeooo:rsid="006a6d06"/>
    </style:style>
    <style:style style:name="T67" style:family="text">
      <style:text-properties officeooo:rsid="006c2817"/>
    </style:style>
    <style:style style:name="T68" style:family="text">
      <style:text-properties officeooo:rsid="00660cf3"/>
    </style:style>
    <style:style style:name="T69" style:family="text">
      <style:text-properties officeooo:rsid="00665386"/>
    </style:style>
    <style:style style:name="T70" style:family="text">
      <style:text-properties officeooo:rsid="006e1edb"/>
    </style:style>
    <style:style style:name="T71" style:family="text">
      <style:text-properties officeooo:rsid="006ea69a"/>
    </style:style>
    <style:style style:name="T72" style:family="text">
      <style:text-properties officeooo:rsid="0056f428"/>
    </style:style>
    <style:style style:name="T73" style:family="text">
      <style:text-properties officeooo:rsid="0058e2dc"/>
    </style:style>
    <style:style style:name="T74" style:family="text">
      <style:text-properties officeooo:rsid="005a9e0e"/>
    </style:style>
    <style:style style:name="T75" style:family="text">
      <style:text-properties officeooo:rsid="005d34a9"/>
    </style:style>
    <style:style style:name="T76" style:family="text">
      <style:text-properties officeooo:rsid="005e7cdb"/>
    </style:style>
    <style:style style:name="T77" style:family="text">
      <style:text-properties officeooo:rsid="006fdbd9"/>
    </style:style>
    <style:style style:name="T78" style:family="text">
      <style:text-properties officeooo:rsid="005ffe2c"/>
    </style:style>
    <style:style style:name="T79" style:family="text">
      <style:text-properties officeooo:rsid="0060aea3"/>
    </style:style>
    <style:style style:name="T80" style:family="text">
      <style:text-properties officeooo:rsid="0062147b"/>
    </style:style>
    <style:style style:name="T81" style:family="text">
      <style:text-properties officeooo:rsid="006300d8"/>
    </style:style>
    <style:style style:name="T82" style:family="text">
      <style:text-properties officeooo:rsid="00728d51"/>
    </style:style>
    <style:style style:name="T83" style:family="text">
      <style:text-properties officeooo:rsid="00750502"/>
    </style:style>
    <style:style style:name="T84" style:family="text">
      <style:text-properties officeooo:rsid="00760427"/>
    </style:style>
    <style:style style:name="T85" style:family="text">
      <style:text-properties officeooo:rsid="007764ae"/>
    </style:style>
    <style:style style:name="T86" style:family="text">
      <style:text-properties officeooo:rsid="007b08dc"/>
    </style:style>
    <style:style style:name="T87" style:family="text">
      <style:text-properties officeooo:rsid="0078c9c5"/>
    </style:style>
    <style:style style:name="T88" style:family="text">
      <style:text-properties officeooo:rsid="007e243e"/>
    </style:style>
    <style:style style:name="T89" style:family="text">
      <style:text-properties officeooo:rsid="0078da9d"/>
    </style:style>
    <style:style style:name="T90" style:family="text">
      <style:text-properties officeooo:rsid="007a3229"/>
    </style:style>
    <style:style style:name="T91" style:family="text">
      <style:text-properties officeooo:rsid="008020d9"/>
    </style:style>
    <style:style style:name="T92" style:family="text">
      <style:text-properties officeooo:rsid="008210f6"/>
    </style:style>
    <style:style style:name="T93" style:family="text">
      <style:text-properties officeooo:rsid="0083c07d"/>
    </style:style>
    <style:style style:name="T94" style:family="text">
      <style:text-properties officeooo:rsid="0085056b"/>
    </style:style>
    <style:style style:name="T95" style:family="text">
      <style:text-properties officeooo:rsid="0085bb3c"/>
    </style:style>
    <style:style style:name="T96" style:family="text">
      <style:text-properties officeooo:rsid="00868894"/>
    </style:style>
    <style:style style:name="T97" style:family="text">
      <style:text-properties officeooo:rsid="0087159e"/>
    </style:style>
    <style:style style:name="T98" style:family="text">
      <style:text-properties officeooo:rsid="00886494"/>
    </style:style>
    <style:style style:name="T99" style:family="text">
      <style:text-properties officeooo:rsid="008a07c4"/>
    </style:style>
    <style:style style:name="T100" style:family="text">
      <style:text-properties officeooo:rsid="008dddb0"/>
    </style:style>
    <style:style style:name="T101" style:family="text">
      <style:text-properties officeooo:rsid="009136c6"/>
    </style:style>
    <style:style style:name="T102" style:family="text">
      <style:text-properties officeooo:rsid="0092213e"/>
    </style:style>
    <style:style style:name="T103" style:family="text">
      <style:text-properties officeooo:rsid="009401c9"/>
    </style:style>
    <style:style style:name="T104" style:family="text">
      <style:text-properties officeooo:rsid="009408f4"/>
    </style:style>
    <style:style style:name="T105" style:family="text">
      <style:text-properties officeooo:rsid="0096fa75"/>
    </style:style>
    <style:style style:name="T106" style:family="text">
      <style:text-properties officeooo:rsid="0098463c"/>
    </style:style>
    <style:style style:name="T107" style:family="text">
      <style:text-properties officeooo:rsid="00954a97"/>
    </style:style>
    <style:style style:name="T108" style:family="text">
      <style:text-properties officeooo:rsid="00971f95"/>
    </style:style>
    <style:style style:name="T109" style:family="text">
      <style:text-properties officeooo:rsid="0097260e"/>
    </style:style>
    <style:style style:name="T110" style:family="text">
      <style:text-properties officeooo:rsid="0099aa47"/>
    </style:style>
    <style:style style:name="T111" style:family="text">
      <style:text-properties officeooo:rsid="009b4b5e"/>
    </style:style>
    <style:style style:name="T112" style:family="text">
      <style:text-properties officeooo:rsid="009cd725"/>
    </style:style>
    <style:style style:name="T113" style:family="text">
      <style:text-properties officeooo:rsid="009dc686"/>
    </style:style>
    <style:style style:name="T114" style:family="text">
      <style:text-properties officeooo:rsid="009f1854"/>
    </style:style>
    <style:style style:name="T115" style:family="text">
      <style:text-properties officeooo:rsid="00a49b67"/>
    </style:style>
    <style:style style:name="T116" style:family="text">
      <style:text-properties officeooo:rsid="009aefc9"/>
    </style:style>
    <style:style style:name="T117" style:family="text">
      <style:text-properties officeooo:rsid="00a05fe8"/>
    </style:style>
    <style:style style:name="T118" style:family="text">
      <style:text-properties officeooo:rsid="00a104b7"/>
    </style:style>
    <style:style style:name="T119" style:family="text">
      <style:text-properties officeooo:rsid="00a28fcf"/>
    </style:style>
    <style:style style:name="T120" style:family="text">
      <style:text-properties officeooo:rsid="00a398a5"/>
    </style:style>
    <style:style style:name="T121" style:family="text">
      <style:text-properties officeooo:rsid="00a34313"/>
    </style:style>
    <style:style style:name="T122" style:family="text">
      <style:text-properties officeooo:rsid="00a5fd28"/>
    </style:style>
    <style:style style:name="T123" style:family="text">
      <style:text-properties officeooo:rsid="00af682b"/>
    </style:style>
    <style:style style:name="T124" style:family="text">
      <style:text-properties officeooo:rsid="00c355b8"/>
    </style:style>
    <style:style style:name="T125" style:family="text">
      <style:text-properties officeooo:rsid="00b11d03"/>
    </style:style>
    <style:style style:name="T126" style:family="text">
      <style:text-properties officeooo:rsid="00b70fbc"/>
    </style:style>
    <style:style style:name="T127" style:family="text">
      <style:text-properties officeooo:rsid="00c42c37"/>
    </style:style>
    <style:style style:name="T128" style:family="text">
      <style:text-properties officeooo:rsid="00b18350"/>
    </style:style>
    <style:style style:name="T129" style:family="text">
      <style:text-properties officeooo:rsid="00b7b560"/>
    </style:style>
    <style:style style:name="T130" style:family="text">
      <style:text-properties officeooo:rsid="00b48194"/>
    </style:style>
    <style:style style:name="T131" style:family="text">
      <style:text-properties officeooo:rsid="00b8bca1"/>
    </style:style>
    <style:style style:name="T132" style:family="text">
      <style:text-properties officeooo:rsid="00b91cf5"/>
    </style:style>
    <style:style style:name="T133" style:family="text">
      <style:text-properties officeooo:rsid="00b9b272"/>
    </style:style>
    <style:style style:name="T134" style:family="text">
      <style:text-properties officeooo:rsid="00ba97d9"/>
    </style:style>
    <style:style style:name="T135" style:family="text">
      <style:text-properties officeooo:rsid="00babc68"/>
    </style:style>
    <style:style style:name="T136" style:family="text">
      <style:text-properties officeooo:rsid="00c57555"/>
    </style:style>
    <style:style style:name="T137" style:family="text">
      <style:text-properties officeooo:rsid="00baca65"/>
    </style:style>
    <style:style style:name="T138" style:family="text">
      <style:text-properties officeooo:rsid="00bc4b8f"/>
    </style:style>
    <style:style style:name="T139" style:family="text">
      <style:text-properties officeooo:rsid="00bd3cf3"/>
    </style:style>
    <style:style style:name="T140" style:family="text">
      <style:text-properties officeooo:rsid="00be4b9b"/>
    </style:style>
    <style:style style:name="T141" style:family="text">
      <style:text-properties officeooo:rsid="00be6b86"/>
    </style:style>
    <style:style style:name="T142" style:family="text">
      <style:text-properties officeooo:rsid="00c0ebcb"/>
    </style:style>
    <style:style style:name="T143" style:family="text">
      <style:text-properties officeooo:rsid="00c6d0e9"/>
    </style:style>
    <style:style style:name="T144" style:family="text">
      <style:text-properties officeooo:rsid="00c848d6"/>
    </style:style>
    <style:style style:name="T145" style:family="text">
      <style:text-properties officeooo:rsid="00c0f5fb"/>
    </style:style>
    <style:style style:name="T146" style:family="text">
      <style:text-properties officeooo:rsid="00c19611"/>
    </style:style>
    <style:style style:name="T147" style:family="text">
      <style:text-properties officeooo:rsid="00c25e86"/>
    </style:style>
    <style:style style:name="T148" style:family="text">
      <style:text-properties officeooo:rsid="00c92707"/>
    </style:style>
    <style:style style:name="T149" style:family="text">
      <style:text-properties officeooo:rsid="00ca0b23"/>
    </style:style>
    <style:style style:name="T150" style:family="text">
      <style:text-properties officeooo:rsid="00cbc61c"/>
    </style:style>
    <style:style style:name="T151" style:family="text">
      <style:text-properties officeooo:rsid="00cf3fba"/>
    </style:style>
    <style:style style:name="T152" style:family="text">
      <style:text-properties officeooo:rsid="00d067b6"/>
    </style:style>
    <style:style style:name="T153" style:family="text">
      <style:text-properties officeooo:rsid="00d0fcaa"/>
    </style:style>
    <style:style style:name="T154" style:family="text">
      <style:text-properties officeooo:rsid="00eecd14"/>
    </style:style>
    <style:style style:name="T155" style:family="text">
      <style:text-properties officeooo:rsid="00fa6892"/>
    </style:style>
    <style:style style:name="T156" style:family="text">
      <style:text-properties officeooo:rsid="00d27a68"/>
    </style:style>
    <style:style style:name="T157" style:family="text">
      <style:text-properties officeooo:rsid="00d3935f"/>
    </style:style>
    <style:style style:name="T158" style:family="text">
      <style:text-properties officeooo:rsid="00fbafcb"/>
    </style:style>
    <style:style style:name="T159" style:family="text">
      <style:text-properties officeooo:rsid="00eee6ae"/>
    </style:style>
    <style:style style:name="T160" style:family="text">
      <style:text-properties officeooo:rsid="00fc36a9"/>
    </style:style>
    <style:style style:name="T161" style:family="text">
      <style:text-properties officeooo:rsid="00d439f3"/>
    </style:style>
    <style:style style:name="T162" style:family="text">
      <style:text-properties officeooo:rsid="00f055e1"/>
    </style:style>
    <style:style style:name="T163" style:family="text">
      <style:text-properties officeooo:rsid="00fd35ad"/>
    </style:style>
    <style:style style:name="T164" style:family="text">
      <style:text-properties officeooo:rsid="00fefcd2"/>
    </style:style>
    <style:style style:name="T165" style:family="text">
      <style:text-properties officeooo:rsid="00da4e34"/>
    </style:style>
    <style:style style:name="T166" style:family="text">
      <style:text-properties officeooo:rsid="00daf544"/>
    </style:style>
    <style:style style:name="T167" style:family="text">
      <style:text-properties officeooo:rsid="00dbc32a"/>
    </style:style>
    <style:style style:name="T168" style:family="text">
      <style:text-properties officeooo:rsid="00de37dd"/>
    </style:style>
    <style:style style:name="T169" style:family="text">
      <style:text-properties officeooo:rsid="00df9b7a"/>
    </style:style>
    <style:style style:name="T170" style:family="text">
      <style:text-properties officeooo:rsid="0101c832"/>
    </style:style>
    <style:style style:name="T171" style:family="text">
      <style:text-properties officeooo:rsid="0102f550"/>
    </style:style>
    <style:style style:name="T172" style:family="text">
      <style:text-properties officeooo:rsid="00df2f4b"/>
    </style:style>
    <style:style style:name="T173" style:family="text">
      <style:text-properties officeooo:rsid="0104520e"/>
    </style:style>
    <style:style style:name="T174" style:family="text">
      <style:text-properties officeooo:rsid="0105b3a4"/>
    </style:style>
    <style:style style:name="T175" style:family="text">
      <style:text-properties officeooo:rsid="00dfdf06"/>
    </style:style>
    <style:style style:name="T176" style:family="text">
      <style:text-properties officeooo:rsid="00f12cc9"/>
    </style:style>
    <style:style style:name="T177" style:family="text">
      <style:text-properties officeooo:rsid="0106cfa8"/>
    </style:style>
    <style:style style:name="T178" style:family="text">
      <style:text-properties officeooo:rsid="00e346b9"/>
    </style:style>
    <style:style style:name="T179" style:family="text">
      <style:text-properties officeooo:rsid="00e63140"/>
    </style:style>
    <style:style style:name="T180" style:family="text">
      <style:text-properties officeooo:rsid="00e914eb"/>
    </style:style>
    <style:style style:name="T181" style:family="text">
      <style:text-properties officeooo:rsid="00ea6a6c"/>
    </style:style>
    <style:style style:name="T182" style:family="text">
      <style:text-properties officeooo:rsid="00eb105c"/>
    </style:style>
    <style:style style:name="T183" style:family="text">
      <style:text-properties officeooo:rsid="01088fca"/>
    </style:style>
    <style:style style:name="T184" style:family="text">
      <style:text-properties officeooo:rsid="00ebc863"/>
    </style:style>
    <style:style style:name="T185" style:family="text">
      <style:text-properties officeooo:rsid="00f38a8f"/>
    </style:style>
    <style:style style:name="T186" style:family="text">
      <style:text-properties officeooo:rsid="00f5c076"/>
    </style:style>
    <style:style style:name="T187" style:family="text">
      <style:text-properties officeooo:rsid="01097b79"/>
    </style:style>
    <style:style style:name="T188" style:family="text">
      <style:text-properties fo:font-style="italic" officeooo:rsid="00f5c076" style:font-style-asian="italic" style:font-style-complex="italic"/>
    </style:style>
    <style:style style:name="T189" style:family="text">
      <style:text-properties fo:font-style="normal" style:font-style-asian="normal" style:font-style-complex="normal"/>
    </style:style>
    <style:style style:name="T190" style:family="text">
      <style:text-properties fo:font-style="normal" officeooo:rsid="00f682fd" style:font-style-asian="normal" style:font-style-complex="normal"/>
    </style:style>
    <style:style style:name="T191" style:family="text">
      <style:text-properties fo:font-style="normal" officeooo:rsid="00f82e67" style:font-style-asian="normal" style:font-style-complex="normal"/>
    </style:style>
    <style:style style:name="T192" style:family="text">
      <style:text-properties fo:font-style="normal" officeooo:rsid="00f876ed" style:font-style-asian="normal" style:font-style-complex="normal"/>
    </style:style>
    <style:style style:name="T193" style:family="text">
      <style:text-properties fo:font-style="normal" officeooo:rsid="010b30cd" style:font-style-asian="normal" style:font-style-complex="normal"/>
    </style:style>
    <style:style style:name="T194" style:family="text">
      <style:text-properties fo:font-style="normal" officeooo:rsid="010c24d8" style:font-style-asian="normal" style:font-style-complex="normal"/>
    </style:style>
    <style:style style:name="T195" style:family="text">
      <style:text-properties fo:font-style="normal" officeooo:rsid="010c808c" style:font-style-asian="normal" style:font-style-complex="normal"/>
    </style:style>
    <style:style style:name="T196" style:family="text">
      <style:text-properties fo:font-style="normal" officeooo:rsid="010da8b4" style:font-style-asian="normal" style:font-style-complex="normal"/>
    </style:style>
    <style:style style:name="T197" style:family="text">
      <style:text-properties fo:font-style="normal" officeooo:rsid="010f43b3" style:font-style-asian="normal" style:font-style-complex="normal"/>
    </style:style>
    <style:style style:name="T198" style:family="text">
      <style:text-properties fo:font-style="normal" officeooo:rsid="0111141e" style:font-style-asian="normal" style:font-style-complex="normal"/>
    </style:style>
    <style:style style:name="T199" style:family="text">
      <style:text-properties fo:font-style="normal" officeooo:rsid="0179ef67" style:font-style-asian="normal" style:font-style-complex="normal"/>
    </style:style>
    <style:style style:name="T200" style:family="text">
      <style:text-properties fo:font-style="normal" officeooo:rsid="017b8495" style:font-style-asian="normal" style:font-style-complex="normal"/>
    </style:style>
    <style:style style:name="T201" style:family="text">
      <style:text-properties fo:font-style="normal" officeooo:rsid="017c1738" style:font-style-asian="normal" style:font-style-complex="normal"/>
    </style:style>
    <style:style style:name="T202" style:family="text">
      <style:text-properties fo:font-style="normal" officeooo:rsid="017de6b2" style:font-style-asian="normal" style:font-style-complex="normal"/>
    </style:style>
    <style:style style:name="T203" style:family="text">
      <style:text-properties fo:font-style="normal" officeooo:rsid="017e7fd3" style:font-style-asian="normal" style:font-style-complex="normal"/>
    </style:style>
    <style:style style:name="T204" style:family="text">
      <style:text-properties fo:font-style="normal" officeooo:rsid="017f282f" style:font-style-asian="normal" style:font-style-complex="normal"/>
    </style:style>
    <style:style style:name="T205" style:family="text">
      <style:text-properties fo:font-style="normal" officeooo:rsid="017feaac" style:font-style-asian="normal" style:font-style-complex="normal"/>
    </style:style>
    <style:style style:name="T206" style:family="text">
      <style:text-properties fo:font-style="normal" officeooo:rsid="01812b7d" style:font-style-asian="normal" style:font-style-complex="normal"/>
    </style:style>
    <style:style style:name="T207" style:family="text">
      <style:text-properties fo:font-style="normal" officeooo:rsid="01825d9e" style:font-style-asian="normal" style:font-style-complex="normal"/>
    </style:style>
    <style:style style:name="T208" style:family="text">
      <style:text-properties fo:font-style="normal" officeooo:rsid="0183fd38" style:font-style-asian="normal" style:font-style-complex="normal"/>
    </style:style>
    <style:style style:name="T209" style:family="text">
      <style:text-properties fo:font-style="normal" officeooo:rsid="01850ac4" style:font-style-asian="normal" style:font-style-complex="normal"/>
    </style:style>
    <style:style style:name="T210" style:family="text">
      <style:text-properties fo:font-style="normal" officeooo:rsid="0193308e" style:font-style-asian="normal" style:font-style-complex="normal"/>
    </style:style>
    <style:style style:name="T211" style:family="text">
      <style:text-properties fo:font-style="normal" officeooo:rsid="0194eb42" style:font-style-asian="normal" style:font-style-complex="normal"/>
    </style:style>
    <style:style style:name="T212" style:family="text">
      <style:text-properties fo:font-style="normal" officeooo:rsid="019575fa" style:font-style-asian="normal" style:font-style-complex="normal"/>
    </style:style>
    <style:style style:name="T213" style:family="text">
      <style:text-properties fo:font-style="normal" officeooo:rsid="0198a1c2" style:font-style-asian="normal" style:font-style-complex="normal"/>
    </style:style>
    <style:style style:name="T214" style:family="text">
      <style:text-properties fo:font-style="normal" officeooo:rsid="01993fe9" style:font-style-asian="normal" style:font-style-complex="normal"/>
    </style:style>
    <style:style style:name="T215" style:family="text">
      <style:text-properties fo:font-style="normal" officeooo:rsid="0199d9cd" style:font-style-asian="normal" style:font-style-complex="normal"/>
    </style:style>
    <style:style style:name="T216" style:family="text">
      <style:text-properties fo:font-style="normal" officeooo:rsid="019a27bd" style:font-style-asian="normal" style:font-style-complex="normal"/>
    </style:style>
    <style:style style:name="T217" style:family="text">
      <style:text-properties fo:font-style="normal" officeooo:rsid="019ad410" style:font-style-asian="normal" style:font-style-complex="normal"/>
    </style:style>
    <style:style style:name="T218" style:family="text">
      <style:text-properties officeooo:rsid="0118669f"/>
    </style:style>
    <style:style style:name="T219" style:family="text">
      <style:text-properties officeooo:rsid="0118a1b7"/>
    </style:style>
    <style:style style:name="T220" style:family="text">
      <style:text-properties officeooo:rsid="0119ba78"/>
    </style:style>
    <style:style style:name="T221" style:family="text">
      <style:text-properties officeooo:rsid="011a27b0"/>
    </style:style>
    <style:style style:name="T222" style:family="text">
      <style:text-properties officeooo:rsid="011bf950"/>
    </style:style>
    <style:style style:name="T223" style:family="text">
      <style:text-properties officeooo:rsid="01268042"/>
    </style:style>
    <style:style style:name="T224" style:family="text">
      <style:text-properties style:font-name="Liberation Mono" fo:font-size="12pt" fo:font-weight="bold" officeooo:rsid="00055386" style:font-size-asian="12pt" style:font-weight-asian="bold" style:font-size-complex="12pt" style:font-weight-complex="bold"/>
    </style:style>
    <style:style style:name="T225" style:family="text">
      <style:text-properties officeooo:rsid="016562ef"/>
    </style:style>
    <style:style style:name="T226" style:family="text">
      <style:text-properties officeooo:rsid="01684c8a"/>
    </style:style>
    <style:style style:name="T227" style:family="text">
      <style:text-properties officeooo:rsid="0169bffe"/>
    </style:style>
    <style:style style:name="T228" style:family="text">
      <style:text-properties fo:font-size="10pt" fo:font-style="italic" style:font-size-asian="10pt" style:font-style-asian="italic" style:font-size-complex="10pt" style:font-style-complex="italic"/>
    </style:style>
    <style:style style:name="T229" style:family="text">
      <style:text-properties fo:font-size="10pt" fo:font-style="italic" officeooo:rsid="016ce2fc" style:font-size-asian="10pt" style:font-style-asian="italic" style:font-size-complex="10pt" style:font-style-complex="italic"/>
    </style:style>
    <style:style style:name="T230" style:family="text">
      <style:text-properties fo:font-size="10pt" fo:font-style="italic" officeooo:rsid="016e6713" style:font-size-asian="10pt" style:font-style-asian="italic" style:font-size-complex="10pt" style:font-style-complex="italic"/>
    </style:style>
    <style:style style:name="T231" style:family="text">
      <style:text-properties fo:font-size="10pt" fo:font-style="italic" officeooo:rsid="016eefd1" style:font-size-asian="10pt" style:font-style-asian="italic" style:font-size-complex="10pt" style:font-style-complex="italic"/>
    </style:style>
    <style:style style:name="T232" style:family="text">
      <style:text-properties fo:font-size="10pt" fo:font-style="italic" officeooo:rsid="01700e10" style:font-size-asian="10pt" style:font-style-asian="italic" style:font-size-complex="10pt" style:font-style-complex="italic"/>
    </style:style>
    <style:style style:name="T233" style:family="text">
      <style:text-properties fo:font-size="10pt" fo:font-style="italic" officeooo:rsid="01739710" style:font-size-asian="10pt" style:font-style-asian="italic" style:font-size-complex="10pt" style:font-style-complex="italic"/>
    </style:style>
    <style:style style:name="T234" style:family="text">
      <style:text-properties fo:font-size="10pt" fo:font-style="italic" officeooo:rsid="017485e5" style:font-size-asian="10pt" style:font-style-asian="italic" style:font-size-complex="10pt" style:font-style-complex="italic"/>
    </style:style>
    <style:style style:name="T235" style:family="text">
      <style:text-properties fo:font-size="10pt" fo:font-style="italic" officeooo:rsid="0189fa3b" style:font-size-asian="10pt" style:font-style-asian="italic" style:font-size-complex="10pt" style:font-style-complex="italic"/>
    </style:style>
    <style:style style:name="T236" style:family="text">
      <style:text-properties fo:font-size="10pt" fo:font-style="italic" officeooo:rsid="018bd810" style:font-size-asian="10pt" style:font-style-asian="italic" style:font-size-complex="10pt" style:font-style-complex="italic"/>
    </style:style>
    <style:style style:name="T237" style:family="text">
      <style:text-properties fo:font-size="10pt" fo:font-style="italic" officeooo:rsid="018d33ed" style:font-size-asian="10pt" style:font-style-asian="italic" style:font-size-complex="10pt" style:font-style-complex="italic"/>
    </style:style>
    <style:style style:name="T238" style:family="text">
      <style:text-properties fo:font-size="10pt" fo:font-style="italic" officeooo:rsid="018dad95" style:font-size-asian="10pt" style:font-style-asian="italic" style:font-size-complex="10pt" style:font-style-complex="italic"/>
    </style:style>
    <style:style style:name="T239" style:family="text">
      <style:text-properties fo:font-size="10pt" fo:font-style="italic" officeooo:rsid="018ea41c" style:font-size-asian="10pt" style:font-style-asian="italic" style:font-size-complex="10pt" style:font-style-complex="italic"/>
    </style:style>
    <style:style style:name="T240" style:family="text">
      <style:text-properties fo:font-size="10pt" fo:font-style="italic" officeooo:rsid="018ee155" style:font-size-asian="10pt" style:font-style-asian="italic" style:font-size-complex="10pt" style:font-style-complex="italic"/>
    </style:style>
    <style:style style:name="T241" style:family="text">
      <style:text-properties fo:font-size="10pt" fo:font-style="italic" officeooo:rsid="019223a0" style:font-size-asian="10pt" style:font-style-asian="italic" style:font-size-complex="10pt" style:font-style-complex="italic"/>
    </style:style>
    <style:style style:name="T242" style:family="text">
      <style:text-properties fo:font-size="10pt" fo:font-style="italic" officeooo:rsid="024ce227" style:font-size-asian="10pt" style:font-style-asian="italic" style:font-size-complex="10pt" style:font-style-complex="italic"/>
    </style:style>
    <style:style style:name="T243" style:family="text">
      <style:text-properties fo:font-size="10pt" fo:font-style="italic" officeooo:rsid="024fae42" style:font-size-asian="10pt" style:font-style-asian="italic" style:font-size-complex="10pt" style:font-style-complex="italic"/>
    </style:style>
    <style:style style:name="T244" style:family="text">
      <style:text-properties fo:font-size="10pt" fo:font-style="italic" officeooo:rsid="024ffdc3" style:font-size-asian="10pt" style:font-style-asian="italic" style:font-size-complex="10pt" style:font-style-complex="italic"/>
    </style:style>
    <style:style style:name="T245" style:family="text">
      <style:text-properties fo:font-size="10pt" fo:font-style="italic" officeooo:rsid="02702489" style:font-size-asian="10pt" style:font-style-asian="italic" style:font-size-complex="10pt" style:font-style-complex="italic"/>
    </style:style>
    <style:style style:name="T246" style:family="text">
      <style:text-properties fo:font-size="10pt" fo:font-style="normal" officeooo:rsid="01850ac4" style:font-size-asian="10pt" style:font-style-asian="normal" style:font-size-complex="10pt" style:font-style-complex="normal"/>
    </style:style>
    <style:style style:name="T247" style:family="text">
      <style:text-properties fo:font-size="10pt" style:font-size-asian="10pt" style:font-size-complex="10pt"/>
    </style:style>
    <style:style style:name="T248" style:family="text">
      <style:text-properties officeooo:rsid="01b4cd28"/>
    </style:style>
    <style:style style:name="T249" style:family="text">
      <style:text-properties officeooo:rsid="01b8f281"/>
    </style:style>
    <style:style style:name="T250" style:family="text">
      <style:text-properties officeooo:rsid="01bba912"/>
    </style:style>
    <style:style style:name="T251" style:family="text">
      <style:text-properties officeooo:rsid="01beb636"/>
    </style:style>
    <style:style style:name="T252" style:family="text">
      <style:text-properties officeooo:rsid="01beb9a8"/>
    </style:style>
    <style:style style:name="T253" style:family="text">
      <style:text-properties officeooo:rsid="01c0e382"/>
    </style:style>
    <style:style style:name="T254" style:family="text">
      <style:text-properties officeooo:rsid="01c42699"/>
    </style:style>
    <style:style style:name="T255" style:family="text">
      <style:text-properties officeooo:rsid="01c95239"/>
    </style:style>
    <style:style style:name="T256" style:family="text">
      <style:text-properties officeooo:rsid="01c9b238"/>
    </style:style>
    <style:style style:name="T257" style:family="text">
      <style:text-properties officeooo:rsid="01cb945f"/>
    </style:style>
    <style:style style:name="T258" style:family="text">
      <style:text-properties officeooo:rsid="01cd8c93"/>
    </style:style>
    <style:style style:name="T259" style:family="text">
      <style:text-properties officeooo:rsid="01cdcd60"/>
    </style:style>
    <style:style style:name="T260" style:family="text">
      <style:text-properties officeooo:rsid="01d2f68a"/>
    </style:style>
    <style:style style:name="T261" style:family="text">
      <style:text-properties officeooo:rsid="01d4347a"/>
    </style:style>
    <style:style style:name="T262" style:family="text">
      <style:text-properties officeooo:rsid="01d6243e"/>
    </style:style>
    <style:style style:name="T263" style:family="text">
      <style:text-properties officeooo:rsid="01dc50cb"/>
    </style:style>
    <style:style style:name="T264" style:family="text">
      <style:text-properties officeooo:rsid="019ad410"/>
    </style:style>
    <style:style style:name="T265" style:family="text">
      <style:text-properties officeooo:rsid="01e4a942"/>
    </style:style>
    <style:style style:name="T266" style:family="text">
      <style:text-properties officeooo:rsid="01e4f798"/>
    </style:style>
    <style:style style:name="T267" style:family="text">
      <style:text-properties style:font-name="Linux Libertine G" fo:font-style="normal" style:font-style-asian="normal" style:font-style-complex="normal"/>
    </style:style>
    <style:style style:name="T268" style:family="text">
      <style:text-properties style:font-name="Linux Libertine G" fo:font-style="normal" officeooo:rsid="01df3a50" style:font-style-asian="normal" style:font-style-complex="normal"/>
    </style:style>
    <style:style style:name="T269" style:family="text">
      <style:text-properties style:font-name="Linux Libertine G" fo:font-style="normal" officeooo:rsid="01e09482" style:font-style-asian="normal" style:font-style-complex="normal"/>
    </style:style>
    <style:style style:name="T270" style:family="text">
      <style:text-properties style:font-name="Linux Libertine G" fo:font-style="normal" officeooo:rsid="01e19997" style:font-style-asian="normal" style:font-style-complex="normal"/>
    </style:style>
    <style:style style:name="T271" style:family="text">
      <style:text-properties style:font-name="Linux Libertine G" fo:font-style="normal" officeooo:rsid="01e5df30" style:font-style-asian="normal" style:font-style-complex="normal"/>
    </style:style>
    <style:style style:name="T272" style:family="text">
      <style:text-properties style:font-name="Linux Libertine G" fo:font-style="normal" officeooo:rsid="01e604ec" style:font-style-asian="normal" style:font-style-complex="normal"/>
    </style:style>
    <style:style style:name="T273" style:family="text">
      <style:text-properties style:font-name="Linux Libertine G" fo:font-style="normal" officeooo:rsid="01e6d7c4" style:font-style-asian="normal" style:font-style-complex="normal"/>
    </style:style>
    <style:style style:name="T274" style:family="text">
      <style:text-properties style:font-name="Linux Libertine G" fo:font-style="normal" officeooo:rsid="01ec8adf" style:font-style-asian="normal" style:font-style-complex="normal"/>
    </style:style>
    <style:style style:name="T275" style:family="text">
      <style:text-properties style:font-name="Linux Libertine G" fo:font-style="normal" officeooo:rsid="01ecf0b2" style:font-style-asian="normal" style:font-style-complex="normal"/>
    </style:style>
    <style:style style:name="T276" style:family="text">
      <style:text-properties style:font-name="Linux Libertine G" fo:font-style="normal" officeooo:rsid="01ed1248" style:font-style-asian="normal" style:font-style-complex="normal"/>
    </style:style>
    <style:style style:name="T277" style:family="text">
      <style:text-properties style:font-name="Linux Libertine G" fo:font-style="normal" officeooo:rsid="01ed8642" style:font-style-asian="normal" style:font-style-complex="normal"/>
    </style:style>
    <style:style style:name="T278" style:family="text">
      <style:text-properties style:font-name="Linux Libertine G" fo:font-style="normal" officeooo:rsid="01f10d6c" style:font-style-asian="normal" style:font-style-complex="normal"/>
    </style:style>
    <style:style style:name="T279" style:family="text">
      <style:text-properties style:font-name="Linux Libertine G" fo:font-style="normal" officeooo:rsid="01f25540" style:font-style-asian="normal" style:font-style-complex="normal"/>
    </style:style>
    <style:style style:name="T280" style:family="text">
      <style:text-properties style:font-name="Linux Libertine G" fo:font-style="normal" officeooo:rsid="01f38634" style:font-style-asian="normal" style:font-style-complex="normal"/>
    </style:style>
    <style:style style:name="T281" style:family="text">
      <style:text-properties style:font-name="Linux Libertine G" fo:font-style="normal" officeooo:rsid="01f65062" style:font-style-asian="normal" style:font-style-complex="normal"/>
    </style:style>
    <style:style style:name="T282" style:family="text">
      <style:text-properties style:font-name="Linux Libertine G" fo:font-style="normal" officeooo:rsid="01fac066" style:font-style-asian="normal" style:font-style-complex="normal"/>
    </style:style>
    <style:style style:name="T283" style:family="text">
      <style:text-properties style:font-name="Linux Libertine G" fo:font-style="normal" officeooo:rsid="01fbc5d6" style:font-style-asian="normal" style:font-style-complex="normal"/>
    </style:style>
    <style:style style:name="T284" style:family="text">
      <style:text-properties style:font-name="Linux Libertine G" fo:font-style="normal" officeooo:rsid="01fc9c74" style:font-style-asian="normal" style:font-style-complex="normal"/>
    </style:style>
    <style:style style:name="T285" style:family="text">
      <style:text-properties style:font-name="Linux Libertine G" fo:font-style="normal" officeooo:rsid="01fe0166" style:font-style-asian="normal" style:font-style-complex="normal"/>
    </style:style>
    <style:style style:name="T286" style:family="text">
      <style:text-properties style:font-name="Linux Libertine G" fo:font-style="normal" officeooo:rsid="01ffffb2" style:font-style-asian="normal" style:font-style-complex="normal"/>
    </style:style>
    <style:style style:name="T287" style:family="text">
      <style:text-properties style:font-name="Linux Libertine G" fo:font-style="normal" officeooo:rsid="02012514" style:font-style-asian="normal" style:font-style-complex="normal"/>
    </style:style>
    <style:style style:name="T288" style:family="text">
      <style:text-properties style:font-name="Linux Libertine G" fo:font-style="normal" officeooo:rsid="0202592d" style:font-style-asian="normal" style:font-style-complex="normal"/>
    </style:style>
    <style:style style:name="T289" style:family="text">
      <style:text-properties style:font-name="Linux Libertine G" fo:font-style="normal" officeooo:rsid="020331e9" style:font-style-asian="normal" style:font-style-complex="normal"/>
    </style:style>
    <style:style style:name="T290" style:family="text">
      <style:text-properties style:font-name="Linux Libertine G" fo:font-style="normal" officeooo:rsid="0203326b" style:font-style-asian="normal" style:font-style-complex="normal"/>
    </style:style>
    <style:style style:name="T291" style:family="text">
      <style:text-properties style:font-name="Linux Libertine G" fo:font-style="normal" officeooo:rsid="0204dbe1" style:font-style-asian="normal" style:font-style-complex="normal"/>
    </style:style>
    <style:style style:name="T292" style:family="text">
      <style:text-properties style:font-name="Linux Libertine G" fo:font-style="normal" officeooo:rsid="02062df2" style:font-style-asian="normal" style:font-style-complex="normal"/>
    </style:style>
    <style:style style:name="T293" style:family="text">
      <style:text-properties style:font-name="Linux Libertine G" fo:font-style="normal" officeooo:rsid="020c8fbc" style:font-style-asian="normal" style:font-style-complex="normal"/>
    </style:style>
    <style:style style:name="T294" style:family="text">
      <style:text-properties style:font-name="Linux Libertine G" fo:font-style="normal" officeooo:rsid="020f8ad1" style:font-style-asian="normal" style:font-style-complex="normal"/>
    </style:style>
    <style:style style:name="T295" style:family="text">
      <style:text-properties style:font-name="Linux Libertine G" fo:font-style="normal" officeooo:rsid="0212ec44" style:font-style-asian="normal" style:font-style-complex="normal"/>
    </style:style>
    <style:style style:name="T296" style:family="text">
      <style:text-properties style:font-name="Linux Libertine G" fo:font-style="normal" officeooo:rsid="02139e84" style:font-style-asian="normal" style:font-style-complex="normal"/>
    </style:style>
    <style:style style:name="T297" style:family="text">
      <style:text-properties style:font-name="Linux Libertine G" fo:font-style="normal" officeooo:rsid="0214fef8" style:font-style-asian="normal" style:font-style-complex="normal"/>
    </style:style>
    <style:style style:name="T298" style:family="text">
      <style:text-properties style:font-name="Linux Libertine G" fo:font-style="normal" officeooo:rsid="02180f17" style:font-style-asian="normal" style:font-style-complex="normal"/>
    </style:style>
    <style:style style:name="T299" style:family="text">
      <style:text-properties style:font-name="Linux Libertine G" fo:font-style="normal" officeooo:rsid="0219a110" style:font-style-asian="normal" style:font-style-complex="normal"/>
    </style:style>
    <style:style style:name="T300" style:family="text">
      <style:text-properties style:font-name="Linux Libertine G" fo:font-style="normal" officeooo:rsid="021cff54" style:font-style-asian="normal" style:font-style-complex="normal"/>
    </style:style>
    <style:style style:name="T301" style:family="text">
      <style:text-properties style:font-name="Linux Libertine G" fo:font-style="normal" officeooo:rsid="021e44ce" style:font-style-asian="normal" style:font-style-complex="normal"/>
    </style:style>
    <style:style style:name="T302" style:family="text">
      <style:text-properties style:font-name="Linux Libertine G" fo:font-style="normal" officeooo:rsid="02202e4a" style:font-style-asian="normal" style:font-style-complex="normal"/>
    </style:style>
    <style:style style:name="T303" style:family="text">
      <style:text-properties style:font-name="Linux Libertine G" fo:font-style="normal" officeooo:rsid="02221971" style:font-style-asian="normal" style:font-style-complex="normal"/>
    </style:style>
    <style:style style:name="T304" style:family="text">
      <style:text-properties style:font-name="Linux Libertine G" fo:font-style="normal" officeooo:rsid="0223a3d4" style:font-style-asian="normal" style:font-style-complex="normal"/>
    </style:style>
    <style:style style:name="T305" style:family="text">
      <style:text-properties style:font-name="Linux Libertine G" fo:font-style="normal" officeooo:rsid="0223dd95" style:font-style-asian="normal" style:font-style-complex="normal"/>
    </style:style>
    <style:style style:name="T306" style:family="text">
      <style:text-properties style:font-name="Linux Libertine G" fo:font-style="normal" officeooo:rsid="0223ff9a" style:font-style-asian="normal" style:font-style-complex="normal"/>
    </style:style>
    <style:style style:name="T307" style:family="text">
      <style:text-properties style:font-name="Linux Libertine G" fo:font-style="normal" officeooo:rsid="02244e78" style:font-style-asian="normal" style:font-style-complex="normal"/>
    </style:style>
    <style:style style:name="T308" style:family="text">
      <style:text-properties style:font-name="Linux Libertine G" fo:font-style="normal" officeooo:rsid="02272c90" style:font-style-asian="normal" style:font-style-complex="normal"/>
    </style:style>
    <style:style style:name="T309" style:family="text">
      <style:text-properties style:font-name="Linux Libertine G" fo:font-style="normal" officeooo:rsid="02281da9" style:font-style-asian="normal" style:font-style-complex="normal"/>
    </style:style>
    <style:style style:name="T310" style:family="text">
      <style:text-properties style:font-name="Linux Libertine G" fo:font-style="normal" officeooo:rsid="022aa090" style:font-style-asian="normal" style:font-style-complex="normal"/>
    </style:style>
    <style:style style:name="T311" style:family="text">
      <style:text-properties style:font-name="Linux Libertine G" fo:font-style="normal" officeooo:rsid="022ccd6c" style:font-style-asian="normal" style:font-style-complex="normal"/>
    </style:style>
    <style:style style:name="T312" style:family="text">
      <style:text-properties style:font-name="Linux Libertine G" fo:font-style="normal" officeooo:rsid="0230d2b6" style:font-style-asian="normal" style:font-style-complex="normal"/>
    </style:style>
    <style:style style:name="T313" style:family="text">
      <style:text-properties style:font-name="Linux Libertine G" fo:font-style="normal" officeooo:rsid="02316d61" style:font-style-asian="normal" style:font-style-complex="normal"/>
    </style:style>
    <style:style style:name="T314" style:family="text">
      <style:text-properties style:font-name="Linux Libertine G" fo:font-style="normal" officeooo:rsid="0239cd7f" style:font-style-asian="normal" style:font-style-complex="normal"/>
    </style:style>
    <style:style style:name="T315" style:family="text">
      <style:text-properties style:font-name="Linux Libertine G" fo:font-style="normal" officeooo:rsid="0242052c" style:font-style-asian="normal" style:font-style-complex="normal"/>
    </style:style>
    <style:style style:name="T316" style:family="text">
      <style:text-properties style:font-name="Linux Libertine G" fo:font-style="normal" officeooo:rsid="0244ec97" style:font-style-asian="normal" style:font-style-complex="normal"/>
    </style:style>
    <style:style style:name="T317" style:family="text">
      <style:text-properties style:font-name="Linux Libertine G" fo:font-style="normal" officeooo:rsid="02454db2" style:font-style-asian="normal" style:font-style-complex="normal"/>
    </style:style>
    <style:style style:name="T318" style:family="text">
      <style:text-properties style:font-name="Linux Libertine G" fo:font-style="normal" officeooo:rsid="02467647" style:font-style-asian="normal" style:font-style-complex="normal"/>
    </style:style>
    <style:style style:name="T319" style:family="text">
      <style:text-properties style:font-name="Linux Libertine G" fo:font-style="normal" officeooo:rsid="02473e78" style:font-style-asian="normal" style:font-style-complex="normal"/>
    </style:style>
    <style:style style:name="T320" style:family="text">
      <style:text-properties style:font-name="Linux Libertine G" fo:font-style="normal" officeooo:rsid="02484cb8" style:font-style-asian="normal" style:font-style-complex="normal"/>
    </style:style>
    <style:style style:name="T321" style:family="text">
      <style:text-properties style:font-name="Linux Libertine G" fo:font-style="normal" officeooo:rsid="02484ee1" style:font-style-asian="normal" style:font-style-complex="normal"/>
    </style:style>
    <style:style style:name="T322" style:family="text">
      <style:text-properties style:font-name="Linux Libertine G" fo:font-style="normal" officeooo:rsid="0248c9ce" style:font-style-asian="normal" style:font-style-complex="normal"/>
    </style:style>
    <style:style style:name="T323" style:family="text">
      <style:text-properties style:font-name="Linux Libertine G" fo:font-style="normal" officeooo:rsid="02571692" style:font-style-asian="normal" style:font-style-complex="normal"/>
    </style:style>
    <style:style style:name="T324" style:family="text">
      <style:text-properties style:font-name="Linux Libertine G" fo:font-style="normal" officeooo:rsid="02591240" style:font-style-asian="normal" style:font-style-complex="normal"/>
    </style:style>
    <style:style style:name="T325" style:family="text">
      <style:text-properties style:font-name="Linux Libertine G" fo:font-style="normal" officeooo:rsid="0259198d" style:font-style-asian="normal" style:font-style-complex="normal"/>
    </style:style>
    <style:style style:name="T326" style:family="text">
      <style:text-properties style:font-name="Linux Libertine G" fo:font-style="normal" officeooo:rsid="0259aa9b" style:font-style-asian="normal" style:font-style-complex="normal"/>
    </style:style>
    <style:style style:name="T327" style:family="text">
      <style:text-properties style:font-name="Linux Libertine G" fo:font-style="normal" officeooo:rsid="025aedec" style:font-style-asian="normal" style:font-style-complex="normal"/>
    </style:style>
    <style:style style:name="T328" style:family="text">
      <style:text-properties style:font-name="Linux Libertine G" fo:font-style="normal" officeooo:rsid="025ddcca" style:font-style-asian="normal" style:font-style-complex="normal"/>
    </style:style>
    <style:style style:name="T329" style:family="text">
      <style:text-properties style:font-name="Linux Libertine G" fo:font-style="normal" officeooo:rsid="025ee16d" style:font-style-asian="normal" style:font-style-complex="normal"/>
    </style:style>
    <style:style style:name="T330" style:family="text">
      <style:text-properties style:font-name="Linux Libertine G" fo:font-style="normal" officeooo:rsid="0261860f" style:font-style-asian="normal" style:font-style-complex="normal"/>
    </style:style>
    <style:style style:name="T331" style:family="text">
      <style:text-properties style:font-name="Linux Libertine G" fo:font-style="normal" officeooo:rsid="0262be41" style:font-style-asian="normal" style:font-style-complex="normal"/>
    </style:style>
    <style:style style:name="T332" style:family="text">
      <style:text-properties style:font-name="Linux Libertine G" fo:font-style="normal" officeooo:rsid="0264c925" style:font-style-asian="normal" style:font-style-complex="normal"/>
    </style:style>
    <style:style style:name="T333" style:family="text">
      <style:text-properties style:font-name="Linux Libertine G" fo:font-style="normal" officeooo:rsid="026c6d3d" style:font-style-asian="normal" style:font-style-complex="normal"/>
    </style:style>
    <style:style style:name="T334" style:family="text">
      <style:text-properties style:font-name="Linux Libertine G" fo:font-style="normal" officeooo:rsid="02766c34" style:font-style-asian="normal" style:font-style-complex="normal"/>
    </style:style>
    <style:style style:name="T335" style:family="text">
      <style:text-properties style:font-name="Linux Libertine G" fo:font-style="normal" officeooo:rsid="02770bbe" style:font-style-asian="normal" style:font-style-complex="normal"/>
    </style:style>
    <style:style style:name="T336" style:family="text">
      <style:text-properties style:font-name="Linux Libertine G" fo:font-style="normal" officeooo:rsid="0277ebae" style:font-style-asian="normal" style:font-style-complex="normal"/>
    </style:style>
    <style:style style:name="T337" style:family="text">
      <style:text-properties style:font-name="Linux Libertine G" fo:font-style="normal" officeooo:rsid="02793979" style:font-style-asian="normal" style:font-style-complex="normal"/>
    </style:style>
    <style:style style:name="T338" style:family="text">
      <style:text-properties style:font-name="Linux Libertine G" fo:font-style="normal" officeooo:rsid="02794f68" style:font-style-asian="normal" style:font-style-complex="normal"/>
    </style:style>
    <style:style style:name="T339" style:family="text">
      <style:text-properties style:font-name="Linux Libertine G" fo:font-style="normal" officeooo:rsid="027b1c9a" style:font-style-asian="normal" style:font-style-complex="normal"/>
    </style:style>
    <style:style style:name="T340" style:family="text">
      <style:text-properties style:font-name="Linux Libertine G" fo:font-style="normal" officeooo:rsid="027cdc7f" style:font-style-asian="normal" style:font-style-complex="normal"/>
    </style:style>
    <style:style style:name="T341" style:family="text">
      <style:text-properties style:font-name="Linux Libertine G" fo:font-style="normal" officeooo:rsid="027df94b" style:font-style-asian="normal" style:font-style-complex="normal"/>
    </style:style>
    <style:style style:name="T342" style:family="text">
      <style:text-properties style:font-name="Linux Libertine G" fo:font-style="normal" officeooo:rsid="027e5447" style:font-style-asian="normal" style:font-style-complex="normal"/>
    </style:style>
    <style:style style:name="T343" style:family="text">
      <style:text-properties style:font-name="Linux Libertine G" fo:font-style="normal" officeooo:rsid="029e5131" style:font-style-asian="normal" style:font-style-complex="normal"/>
    </style:style>
    <style:style style:name="T344" style:family="text">
      <style:text-properties style:font-name="Linux Libertine G" fo:font-style="normal" officeooo:rsid="02a00aaf" style:font-style-asian="normal" style:font-style-complex="normal"/>
    </style:style>
    <style:style style:name="T345" style:family="text">
      <style:text-properties style:font-name="Linux Libertine G" fo:font-style="normal" officeooo:rsid="02a0362b" style:font-style-asian="normal" style:font-style-complex="normal"/>
    </style:style>
    <style:style style:name="T346" style:family="text">
      <style:text-properties style:font-name="Linux Libertine G" fo:font-style="normal" officeooo:rsid="02a232ef" style:font-style-asian="normal" style:font-style-complex="normal"/>
    </style:style>
    <style:style style:name="T347" style:family="text">
      <style:text-properties style:font-name="Linux Libertine G" fo:font-style="normal" officeooo:rsid="02a390ec" style:font-style-asian="normal" style:font-style-complex="normal"/>
    </style:style>
    <style:style style:name="T348" style:family="text">
      <style:text-properties style:font-name="Linux Libertine G" fo:font-style="normal" officeooo:rsid="02a4963f" style:font-style-asian="normal" style:font-style-complex="normal"/>
    </style:style>
    <style:style style:name="T349" style:family="text">
      <style:text-properties style:font-name="Linux Libertine G" fo:font-style="normal" officeooo:rsid="02a4f457" style:font-style-asian="normal" style:font-style-complex="normal"/>
    </style:style>
    <style:style style:name="T350" style:family="text">
      <style:text-properties style:font-name="Linux Libertine G" fo:font-style="normal" officeooo:rsid="02b3d787" style:font-style-asian="normal" style:font-style-complex="normal"/>
    </style:style>
    <style:style style:name="T351" style:family="text">
      <style:text-properties style:font-name="Linux Libertine G" fo:font-style="normal" officeooo:rsid="02b4cf35" style:font-style-asian="normal" style:font-style-complex="normal"/>
    </style:style>
    <style:style style:name="T352" style:family="text">
      <style:text-properties style:font-name="Linux Libertine G" fo:font-style="normal" officeooo:rsid="02b6145e" style:font-style-asian="normal" style:font-style-complex="normal"/>
    </style:style>
    <style:style style:name="T353" style:family="text">
      <style:text-properties style:font-name="Linux Libertine G" fo:font-style="normal" officeooo:rsid="02b7deb3" style:font-style-asian="normal" style:font-style-complex="normal"/>
    </style:style>
    <style:style style:name="T354" style:family="text">
      <style:text-properties style:font-name="Linux Libertine G" fo:font-style="normal" officeooo:rsid="02baa97f" style:font-style-asian="normal" style:font-style-complex="normal"/>
    </style:style>
    <style:style style:name="T355" style:family="text">
      <style:text-properties style:font-name="Linux Libertine G" fo:font-style="normal" officeooo:rsid="02bb1631" style:font-style-asian="normal" style:font-style-complex="normal"/>
    </style:style>
    <style:style style:name="T356" style:family="text">
      <style:text-properties style:font-name="Linux Libertine G" fo:font-style="normal" officeooo:rsid="02c929c5" style:font-style-asian="normal" style:font-style-complex="normal"/>
    </style:style>
    <style:style style:name="T357" style:family="text">
      <style:text-properties style:font-name="Linux Libertine G" fo:font-style="normal" officeooo:rsid="02caa8ea" style:font-style-asian="normal" style:font-style-complex="normal"/>
    </style:style>
    <style:style style:name="T358" style:family="text">
      <style:text-properties style:font-name="Linux Libertine G" fo:font-style="normal" officeooo:rsid="02cc7e43" style:font-style-asian="normal" style:font-style-complex="normal"/>
    </style:style>
    <style:style style:name="T359" style:family="text">
      <style:text-properties style:font-name="Linux Libertine G" fo:font-style="normal" officeooo:rsid="02ccd79c" style:font-style-asian="normal" style:font-style-complex="normal"/>
    </style:style>
    <style:style style:name="T360" style:family="text">
      <style:text-properties style:font-name="Linux Libertine G" fo:font-style="normal" officeooo:rsid="02ceb67a" style:font-style-asian="normal" style:font-style-complex="normal"/>
    </style:style>
    <style:style style:name="T361" style:family="text">
      <style:text-properties style:font-name="Linux Libertine G" fo:font-style="normal" officeooo:rsid="02d0255e" style:font-style-asian="normal" style:font-style-complex="normal"/>
    </style:style>
    <style:style style:name="T362" style:family="text">
      <style:text-properties style:font-name="Linux Libertine G" fo:font-style="normal" officeooo:rsid="02d1e6e7" style:font-style-asian="normal" style:font-style-complex="normal"/>
    </style:style>
    <style:style style:name="T363" style:family="text">
      <style:text-properties style:font-name="Linux Libertine G" fo:font-style="normal" officeooo:rsid="02d3c7fc" style:font-style-asian="normal" style:font-style-complex="normal"/>
    </style:style>
    <style:style style:name="T364" style:family="text">
      <style:text-properties style:font-name="Linux Libertine G" fo:font-style="normal" officeooo:rsid="02d84a19" style:font-style-asian="normal" style:font-style-complex="normal"/>
    </style:style>
    <style:style style:name="T365" style:family="text">
      <style:text-properties style:font-name="Linux Libertine G" fo:font-style="normal" officeooo:rsid="02d92a3a" style:font-style-asian="normal" style:font-style-complex="normal"/>
    </style:style>
    <style:style style:name="T366" style:family="text">
      <style:text-properties style:font-name="Linux Libertine G" fo:font-style="normal" officeooo:rsid="02daaa91" style:font-style-asian="normal" style:font-style-complex="normal"/>
    </style:style>
    <style:style style:name="T367" style:family="text">
      <style:text-properties style:font-name="Linux Libertine G" fo:font-style="normal" officeooo:rsid="02dc949c" style:font-style-asian="normal" style:font-style-complex="normal"/>
    </style:style>
    <style:style style:name="T368" style:family="text">
      <style:text-properties style:font-name="Linux Libertine G" fo:font-style="normal" officeooo:rsid="02de8002" style:font-style-asian="normal" style:font-style-complex="normal"/>
    </style:style>
    <style:style style:name="T369" style:family="text">
      <style:text-properties style:font-name="Linux Libertine G" fo:font-style="normal" officeooo:rsid="02dedf29" style:font-style-asian="normal" style:font-style-complex="normal"/>
    </style:style>
    <style:style style:name="T370" style:family="text">
      <style:text-properties style:font-name="Linux Libertine G" fo:font-style="normal" officeooo:rsid="02df6ac4" style:font-style-asian="normal" style:font-style-complex="normal"/>
    </style:style>
    <style:style style:name="T371" style:family="text">
      <style:text-properties style:font-name="Linux Libertine G" fo:font-style="normal" officeooo:rsid="02e0f5ab" style:font-style-asian="normal" style:font-style-complex="normal"/>
    </style:style>
    <style:style style:name="T372" style:family="text">
      <style:text-properties style:font-name="Linux Libertine G" fo:font-style="normal" officeooo:rsid="02e29628" style:font-style-asian="normal" style:font-style-complex="normal"/>
    </style:style>
    <style:style style:name="T373" style:family="text">
      <style:text-properties style:font-name="Linux Libertine G" fo:font-style="normal" officeooo:rsid="02e49a69" style:font-style-asian="normal" style:font-style-complex="normal"/>
    </style:style>
    <style:style style:name="T374" style:family="text">
      <style:text-properties style:font-name="Linux Libertine G" fo:font-style="normal" officeooo:rsid="02e8e8e6" style:font-style-asian="normal" style:font-style-complex="normal"/>
    </style:style>
    <style:style style:name="T375" style:family="text">
      <style:text-properties style:font-name="Linux Libertine G" fo:font-style="normal" officeooo:rsid="02e9a0dd" style:font-style-asian="normal" style:font-style-complex="normal"/>
    </style:style>
    <style:style style:name="T376" style:family="text">
      <style:text-properties style:font-name="Linux Libertine G" fo:font-style="normal" officeooo:rsid="02ea9d75" style:font-style-asian="normal" style:font-style-complex="normal"/>
    </style:style>
    <style:style style:name="T377" style:family="text">
      <style:text-properties style:font-name="Linux Libertine G" fo:font-style="normal" officeooo:rsid="02ebe7f5" style:font-style-asian="normal" style:font-style-complex="normal"/>
    </style:style>
    <style:style style:name="T378" style:family="text">
      <style:text-properties style:font-name="Linux Libertine G" fo:font-style="normal" officeooo:rsid="02ed62b8" style:font-style-asian="normal" style:font-style-complex="normal"/>
    </style:style>
    <style:style style:name="T379" style:family="text">
      <style:text-properties style:font-name="Linux Libertine G" fo:font-style="normal" officeooo:rsid="02efb542" style:font-style-asian="normal" style:font-style-complex="normal"/>
    </style:style>
    <style:style style:name="T380" style:family="text">
      <style:text-properties style:font-name="Linux Libertine G" fo:font-style="normal" officeooo:rsid="02efbf9b" style:font-style-asian="normal" style:font-style-complex="normal"/>
    </style:style>
    <style:style style:name="T381" style:family="text">
      <style:text-properties style:font-name="Linux Libertine G" fo:font-style="normal" officeooo:rsid="02f34d19" style:font-style-asian="normal" style:font-style-complex="normal"/>
    </style:style>
    <style:style style:name="T382" style:family="text">
      <style:text-properties style:font-name="Linux Libertine G" fo:font-style="normal" officeooo:rsid="02f50949" style:font-style-asian="normal" style:font-style-complex="normal"/>
    </style:style>
    <style:style style:name="T383" style:family="text">
      <style:text-properties style:font-name="Linux Libertine G" fo:font-style="normal" officeooo:rsid="02f60407" style:font-style-asian="normal" style:font-style-complex="normal"/>
    </style:style>
    <style:style style:name="T384" style:family="text">
      <style:text-properties style:font-name="Linux Libertine G" fo:font-style="normal" officeooo:rsid="02f6b622" style:font-style-asian="normal" style:font-style-complex="normal"/>
    </style:style>
    <style:style style:name="T385" style:family="text">
      <style:text-properties style:font-name="Linux Libertine G" fo:font-style="normal" officeooo:rsid="02f82b22" style:font-style-asian="normal" style:font-style-complex="normal"/>
    </style:style>
    <style:style style:name="T386" style:family="text">
      <style:text-properties style:font-name="Linux Libertine G" fo:font-style="normal" officeooo:rsid="02fbebfd" style:font-style-asian="normal" style:font-style-complex="normal"/>
    </style:style>
    <style:style style:name="T387" style:family="text">
      <style:text-properties style:font-name="Linux Libertine G" fo:font-style="normal" officeooo:rsid="03023030" style:font-style-asian="normal" style:font-style-complex="normal"/>
    </style:style>
    <style:style style:name="T388" style:family="text">
      <style:text-properties style:font-name="Linux Libertine G" fo:font-style="normal" officeooo:rsid="03083a16" style:font-style-asian="normal" style:font-style-complex="normal"/>
    </style:style>
    <style:style style:name="T389" style:family="text">
      <style:text-properties style:font-name="Linux Libertine G" fo:font-style="normal" officeooo:rsid="030aa7f2" style:font-style-asian="normal" style:font-style-complex="normal"/>
    </style:style>
    <style:style style:name="T390" style:family="text">
      <style:text-properties style:font-name="Linux Libertine G" fo:font-style="normal" officeooo:rsid="030bba07" style:font-style-asian="normal" style:font-style-complex="normal"/>
    </style:style>
    <style:style style:name="T391" style:family="text">
      <style:text-properties style:font-name="Linux Libertine G" fo:font-style="normal" officeooo:rsid="030de711" style:font-style-asian="normal" style:font-style-complex="normal"/>
    </style:style>
    <style:style style:name="T392" style:family="text">
      <style:text-properties style:font-name="Linux Libertine G" fo:font-style="normal" officeooo:rsid="030ee3dd" style:font-style-asian="normal" style:font-style-complex="normal"/>
    </style:style>
    <style:style style:name="T393" style:family="text">
      <style:text-properties style:font-name="Linux Libertine G" fo:font-style="normal" officeooo:rsid="0310366a" style:font-style-asian="normal" style:font-style-complex="normal"/>
    </style:style>
    <style:style style:name="T394" style:family="text">
      <style:text-properties style:font-name="Linux Libertine G" fo:font-style="normal" officeooo:rsid="0311fb98" style:font-style-asian="normal" style:font-style-complex="normal"/>
    </style:style>
    <style:style style:name="T395" style:family="text">
      <style:text-properties style:font-name="Linux Libertine G" fo:font-style="normal" officeooo:rsid="03136f77" style:font-style-asian="normal" style:font-style-complex="normal"/>
    </style:style>
    <style:style style:name="T396" style:family="text">
      <style:text-properties style:font-name="Linux Libertine G" fo:font-style="normal" officeooo:rsid="031710a0" style:font-style-asian="normal" style:font-style-complex="normal"/>
    </style:style>
    <style:style style:name="T397" style:family="text">
      <style:text-properties style:font-name="Linux Libertine G" fo:font-style="normal" officeooo:rsid="032d08f2" style:font-style-asian="normal" style:font-style-complex="normal"/>
    </style:style>
    <style:style style:name="T398" style:family="text">
      <style:text-properties style:font-name="Linux Libertine G" fo:font-style="normal" officeooo:rsid="0330fde7" style:font-style-asian="normal" style:font-style-complex="normal"/>
    </style:style>
    <style:style style:name="T399" style:family="text">
      <style:text-properties style:font-name="Linux Libertine G" fo:font-style="normal" officeooo:rsid="0335abf6" style:font-style-asian="normal" style:font-style-complex="normal"/>
    </style:style>
    <style:style style:name="T400" style:family="text">
      <style:text-properties style:font-name="Linux Libertine G" fo:font-style="normal" officeooo:rsid="0338cc92" style:font-style-asian="normal" style:font-style-complex="normal"/>
    </style:style>
    <style:style style:name="T401" style:family="text">
      <style:text-properties style:font-name="Linux Libertine G" fo:font-style="normal" officeooo:rsid="033fc745" style:font-style-asian="normal" style:font-style-complex="normal"/>
    </style:style>
    <style:style style:name="T402" style:family="text">
      <style:text-properties style:font-name="Linux Libertine G" fo:font-style="normal" officeooo:rsid="0340fd43" style:font-style-asian="normal" style:font-style-complex="normal"/>
    </style:style>
    <style:style style:name="T403" style:family="text">
      <style:text-properties style:font-name="Linux Libertine G" fo:font-style="normal" officeooo:rsid="03509791" style:font-style-asian="normal" style:font-style-complex="normal"/>
    </style:style>
    <style:style style:name="T404" style:family="text">
      <style:text-properties style:font-name="Linux Libertine G" fo:font-style="normal" officeooo:rsid="035565e1" style:font-style-asian="normal" style:font-style-complex="normal"/>
    </style:style>
    <style:style style:name="T405" style:family="text">
      <style:text-properties style:font-name="Linux Libertine G" fo:font-style="italic" officeooo:rsid="02111db9" style:font-style-asian="italic" style:font-style-complex="italic"/>
    </style:style>
    <style:style style:name="T406" style:family="text">
      <style:text-properties style:font-name="Linux Libertine G" fo:font-style="italic" officeooo:rsid="02530025" style:font-style-asian="italic" style:font-style-complex="italic"/>
    </style:style>
    <style:style style:name="T407" style:family="text">
      <style:text-properties style:font-name="Linux Libertine G" fo:font-style="italic" officeooo:rsid="025367e8" style:font-style-asian="italic" style:font-style-complex="italic"/>
    </style:style>
    <style:style style:name="T408" style:family="text">
      <style:text-properties style:font-name="Linux Libertine G" fo:font-size="10pt" fo:font-style="italic" officeooo:rsid="017485e5" style:font-size-asian="10pt" style:font-style-asian="italic" style:font-size-complex="10pt" style:font-style-complex="italic"/>
    </style:style>
    <style:style style:name="T409" style:family="text">
      <style:text-properties style:font-name="Linux Libertine G" fo:font-size="10pt" fo:font-style="italic" officeooo:rsid="024b0f9c" style:font-size-asian="10pt" style:font-style-asian="italic" style:font-size-complex="10pt" style:font-style-complex="italic"/>
    </style:style>
    <style:style style:name="T410" style:family="text">
      <style:text-properties style:font-name="Linux Libertine G" fo:font-size="10pt" fo:font-style="italic" officeooo:rsid="0284b3e3" style:font-size-asian="10pt" style:font-style-asian="italic" style:font-size-complex="10pt" style:font-style-complex="italic"/>
    </style:style>
    <style:style style:name="T411" style:family="text">
      <style:text-properties style:font-name="Linux Libertine G" fo:font-size="10pt" fo:font-style="italic" officeooo:rsid="0286b09b" style:font-size-asian="10pt" style:font-style-asian="italic" style:font-size-complex="10pt" style:font-style-complex="italic"/>
    </style:style>
    <style:style style:name="T412" style:family="text">
      <style:text-properties style:font-name="Linux Libertine G" fo:font-size="10pt" fo:font-style="italic" officeooo:rsid="0287c17f" style:font-size-asian="10pt" style:font-style-asian="italic" style:font-size-complex="10pt" style:font-style-complex="italic"/>
    </style:style>
    <style:style style:name="T413" style:family="text">
      <style:text-properties style:font-name="Linux Libertine G" fo:font-size="10pt" fo:font-style="italic" officeooo:rsid="0289b72e" style:font-size-asian="10pt" style:font-style-asian="italic" style:font-size-complex="10pt" style:font-style-complex="italic"/>
    </style:style>
    <style:style style:name="T414" style:family="text">
      <style:text-properties style:font-name="Linux Libertine G" fo:font-size="10pt" fo:font-style="italic" officeooo:rsid="0289e490" style:font-size-asian="10pt" style:font-style-asian="italic" style:font-size-complex="10pt" style:font-style-complex="italic"/>
    </style:style>
    <style:style style:name="T415" style:family="text">
      <style:text-properties style:font-name="Linux Libertine G" fo:font-size="10pt" fo:font-style="italic" officeooo:rsid="028b976e" style:font-size-asian="10pt" style:font-style-asian="italic" style:font-size-complex="10pt" style:font-style-complex="italic"/>
    </style:style>
    <style:style style:name="T416" style:family="text">
      <style:text-properties style:font-name="Linux Libertine G" fo:font-size="10pt" fo:font-style="italic" officeooo:rsid="028cdd8e" style:font-size-asian="10pt" style:font-style-asian="italic" style:font-size-complex="10pt" style:font-style-complex="italic"/>
    </style:style>
    <style:style style:name="T417" style:family="text">
      <style:text-properties style:font-name="Linux Libertine G" fo:font-size="10pt" fo:font-style="italic" officeooo:rsid="028dcd54" style:font-size-asian="10pt" style:font-style-asian="italic" style:font-size-complex="10pt" style:font-style-complex="italic"/>
    </style:style>
    <style:style style:name="T418" style:family="text">
      <style:text-properties style:font-name="Linux Libertine G" fo:font-size="10pt" fo:font-style="italic" officeooo:rsid="028f955e" style:font-size-asian="10pt" style:font-style-asian="italic" style:font-size-complex="10pt" style:font-style-complex="italic"/>
    </style:style>
    <style:style style:name="T419" style:family="text">
      <style:text-properties style:font-name="Linux Libertine G" fo:font-size="10pt" fo:font-style="italic" officeooo:rsid="02917d60" style:font-size-asian="10pt" style:font-style-asian="italic" style:font-size-complex="10pt" style:font-style-complex="italic"/>
    </style:style>
    <style:style style:name="T420" style:family="text">
      <style:text-properties style:font-name="Linux Libertine G" fo:font-size="10pt" fo:font-style="italic" officeooo:rsid="0292e0bd" style:font-size-asian="10pt" style:font-style-asian="italic" style:font-size-complex="10pt" style:font-style-complex="italic"/>
    </style:style>
    <style:style style:name="T421" style:family="text">
      <style:text-properties style:font-name="Linux Libertine G" fo:font-size="10pt" fo:font-style="italic" officeooo:rsid="029435eb" style:font-size-asian="10pt" style:font-style-asian="italic" style:font-size-complex="10pt" style:font-style-complex="italic"/>
    </style:style>
    <style:style style:name="T422" style:family="text">
      <style:text-properties style:font-name="Linux Libertine G" fo:font-size="10pt" fo:font-style="italic" officeooo:rsid="0294c42f" style:font-size-asian="10pt" style:font-style-asian="italic" style:font-size-complex="10pt" style:font-style-complex="italic"/>
    </style:style>
    <style:style style:name="T423" style:family="text">
      <style:text-properties style:font-name="Linux Libertine G" fo:font-size="10pt" fo:font-style="italic" officeooo:rsid="0295baa3" style:font-size-asian="10pt" style:font-style-asian="italic" style:font-size-complex="10pt" style:font-style-complex="italic"/>
    </style:style>
    <style:style style:name="T424" style:family="text">
      <style:text-properties style:font-name="Linux Libertine G" fo:font-size="10pt" fo:font-style="italic" officeooo:rsid="0297e693" style:font-size-asian="10pt" style:font-style-asian="italic" style:font-size-complex="10pt" style:font-style-complex="italic"/>
    </style:style>
    <style:style style:name="T425" style:family="text">
      <style:text-properties style:font-name="Linux Libertine G" fo:font-size="10pt" fo:font-style="italic" officeooo:rsid="0299877a" style:font-size-asian="10pt" style:font-style-asian="italic" style:font-size-complex="10pt" style:font-style-complex="italic"/>
    </style:style>
    <style:style style:name="T426" style:family="text">
      <style:text-properties style:font-name="Linux Libertine G" fo:font-size="10pt" fo:font-style="italic" officeooo:rsid="029ba125" style:font-size-asian="10pt" style:font-style-asian="italic" style:font-size-complex="10pt" style:font-style-complex="italic"/>
    </style:style>
    <style:style style:name="T427" style:family="text">
      <style:text-properties style:font-name="Linux Libertine G" fo:font-size="10pt" fo:font-style="italic" officeooo:rsid="03028a56" style:font-size-asian="10pt" style:font-style-asian="italic" style:font-size-complex="10pt" style:font-style-complex="italic"/>
    </style:style>
    <style:style style:name="T428" style:family="text">
      <style:text-properties style:font-name="Linux Libertine G" fo:font-size="10pt" fo:font-style="italic" officeooo:rsid="030386eb" style:font-size-asian="10pt" style:font-style-asian="italic" style:font-size-complex="10pt" style:font-style-complex="italic"/>
    </style:style>
    <style:style style:name="T429" style:family="text">
      <style:text-properties style:font-name="Linux Libertine G" fo:font-size="10pt" fo:font-style="italic" officeooo:rsid="030537c5" style:font-size-asian="10pt" style:font-style-asian="italic" style:font-size-complex="10pt" style:font-style-complex="italic"/>
    </style:style>
    <style:style style:name="T430" style:family="text">
      <style:text-properties style:font-name="Linux Libertine G" fo:font-size="8pt" fo:font-style="normal" officeooo:rsid="033fc745" style:font-size-asian="8pt" style:font-style-asian="normal" style:font-size-complex="8pt" style:font-style-complex="normal"/>
    </style:style>
    <style:style style:name="T431" style:family="text">
      <style:text-properties style:font-name="Linux Libertine G" fo:font-size="8pt" fo:font-style="normal" officeooo:rsid="0330fde7" style:font-size-asian="8pt" style:font-style-asian="normal" style:font-size-complex="8pt" style:font-style-complex="normal"/>
    </style:style>
    <style:style style:name="T432" style:family="text">
      <style:text-properties style:font-name="Linux Libertine G" fo:font-size="8pt" fo:font-style="normal" officeooo:rsid="0340fd43" style:font-size-asian="8pt" style:font-style-asian="normal" style:font-size-complex="8pt" style:font-style-complex="normal"/>
    </style:style>
    <style:style style:name="T433" style:family="text">
      <style:text-properties style:font-name="Linux Libertine G" fo:font-size="16pt" fo:font-style="normal" officeooo:rsid="032d08f2" style:font-size-asian="16pt" style:font-style-asian="normal" style:font-size-complex="16pt" style:font-style-complex="normal"/>
    </style:style>
    <style:style style:name="T434" style:family="text">
      <style:text-properties officeooo:rsid="01e74dd8"/>
    </style:style>
    <style:style style:name="T435" style:family="text">
      <style:text-properties officeooo:rsid="01e7a8f8"/>
    </style:style>
    <style:style style:name="T436" style:family="text">
      <style:text-properties officeooo:rsid="01e98fcf"/>
    </style:style>
    <style:style style:name="T437" style:family="text">
      <style:text-properties style:text-position="super 58%" style:font-name="Linux Libertine G" fo:font-style="normal" officeooo:rsid="01fd3bb5" style:font-style-asian="normal" style:font-style-complex="normal"/>
    </style:style>
    <style:style style:name="T438" style:family="text">
      <style:text-properties style:text-position="0% 100%" style:font-name="Linux Libertine G" fo:font-style="normal" officeooo:rsid="01fd3bb5" style:font-style-asian="normal" style:font-style-complex="normal"/>
    </style:style>
    <style:style style:name="T439" style:family="text">
      <style:text-properties style:text-position="0% 100%" style:font-name="Linux Libertine G" fo:font-style="normal" officeooo:rsid="01ff925e" style:font-style-asian="normal" style:font-style-complex="normal"/>
    </style:style>
    <style:style style:name="T440" style:family="text">
      <style:text-properties officeooo:rsid="03526a9d"/>
    </style:style>
    <style:style style:name="T441" style:family="text">
      <style:text-properties officeooo:rsid="035565e1"/>
    </style:style>
    <style:style style:name="T442" style:family="text">
      <style:text-properties fo:font-size="16pt" style:font-size-asian="16pt" style:font-size-complex="16pt"/>
    </style:style>
    <style:style style:name="T443" style:family="text">
      <style:text-properties fo:font-size="8pt" style:font-size-asian="8pt" style:font-size-complex="8pt"/>
    </style:style>
    <style:style style:name="T444" style:family="text">
      <style:text-properties fo:font-size="24pt" style:font-size-asian="24pt" style:font-size-complex="24pt"/>
    </style:style>
    <style:style style:name="T445" style:family="text">
      <style:text-properties officeooo:rsid="035ae164"/>
    </style:style>
    <style:style style:name="T446" style:family="text">
      <style:text-properties fo:font-size="18pt" officeooo:rsid="035ae164" style:font-size-asian="18pt" style:font-size-complex="18pt"/>
    </style:style>
    <style:style style:name="T447"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3">SE SCAVASSI UN TUNNEL INTERDIMENSIONALE NEL CUORE DI GEMMASIGNORA</text:p>
      <text:p text:style-name="P22"/>
      <text:p text:style-name="P22"/>
      <text:p text:style-name="P22"><text:bookmark text:name="Copia output 1"/>%%##%#*+++++*%%%%%***#%%%###*+++*#####****+*##*##%###%%%%#*#%#%#*#*##****#***#****###*=</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
      <text:p text:style-name="P2">BENJAMIN MOMENTO</text:p>
      <text:p text:style-name="P2"><text:soft-page-break/></text:p>
      <text:p text:style-name="P21"/>
      <text:p text:style-name="P23"><text:bookmark text:name="Copia output 16"/><text:span text:style-name="T224"><text:s text:c="69"/></text:span><text:s text:c="30"/></text:p>
      <text:p text:style-name="P8"><text:span text:style-name="T440">PROTAGONISTA: </text:span><text:span text:style-name="T1">La casa di Eremita se ne stava </text:span><text:span text:style-name="T2">appollaita a nemmeno cento metri dalla mia. </text:span><text:span text:style-name="T3">Tutte le mattine che passavo per andare alla fermata del bus, da infondo alla via, due occhi piccini piccini, come quelli di uno scoiattolo, se ne stavano in movimento tanto quanto un albero, piantati, sulla mia pelle. </text:span><text:span text:style-name="T4">Passavo e non importava quanto accelerassi, </text:span><text:span text:style-name="T5">quei due buchi </text:span><text:span text:style-name="T6">starcolmi di niente mi puntavano come un lupo la pecora con la zampa rotta. </text:span><text:span text:style-name="T7">Il sudore sulla mia pelle, d’estate, d’inverno, </text:span><text:span text:style-name="T8">trapassava gli indumenti, con quella sua nota di caramello; si sollevava nell’aria e si lasciava trascinare dal campo gravitazionale della casa, quella nota odorifera saliva e scendeva le scale del pentagramma </text:span><text:span text:style-name="T9">che io sopra vi immaginavo </text:span><text:span text:style-name="T10">finché, come una chiave </text:span><text:span text:style-name="T11">nella toppa</text:span><text:span text:style-name="T10">, non incastrava esatta fra i mille denti a spatola di </text:span><text:span text:style-name="T12">quella </text:span><text:span text:style-name="T13">infame dimora</text:span><text:span text:style-name="T12">. </text:span><text:span text:style-name="T10"><text:line-break/></text:span><text:span text:style-name="T14">Avessi mai provato a dire </text:span><text:span text:style-name="T15">a qualcuno </text:span><text:span text:style-name="T16">quello che i miei occhi spalmavano fra la sottile pellicola di quello che c’era e quello che, con ampie probabilità, era </text:span><text:span text:style-name="T17">solo </text:span><text:span text:style-name="T18">un errore dell’infinito sistema chiamatosi mondo, </text:span><text:span text:style-name="T19">che solo io, alla ricerca di un ulteriore </text:span><text:span text:style-name="T20">questione</text:span><text:span text:style-name="T19">, come un minatore alla ricerca di un </text:span><text:span text:style-name="T21">alt</text:span><text:span text:style-name="T22">ro</text:span><text:span text:style-name="T19"> crollo della cava, </text:span><text:span text:style-name="T23">cercavo e quindi trovavo, </text:span><text:span text:style-name="T24">sicuramente mi avrebbe preso sul serio soltanto il mio muro </text:span><text:span text:style-name="T25">vestito di foglietti appiccicati con dell’adesivo color canarino.<text:line-break/></text:span><text:span text:style-name="T26">La casa di Eremita era un nido di condor paziente come un pescatore alla deriva, in una notte burrascosa e dalla visibilità di una talpa </text:span><text:span text:style-name="T27">cecata</text:span><text:span text:style-name="T26">.</text:span><text:span text:style-name="T28"> Quella casa, su quel minuscolo davanzale pulito come un cassonetto, </text:span><text:span text:style-name="T29">aveva una bandiera a sventolare </text:span><text:span text:style-name="T30">con sopra un grande falco insanguinato in uno sfondo nero.</text:span><text:span text:style-name="T31"> </text:span><text:span text:style-name="T32">L</text:span><text:span text:style-name="T31">ì, tutte le mattine, </text:span><text:span text:style-name="T33">si </text:span><text:span text:style-name="T29">trovava </text:span><text:span text:style-name="T34">uno dei tanti passeggeri che </text:span><text:span text:style-name="T32">l’</text:span><text:span text:style-name="T34">ospitava</text:span><text:span text:style-name="T35">: l</text:span><text:span text:style-name="T36">a </text:span><text:span text:style-name="T37">fronte birtozoluta, </text:span><text:span text:style-name="T38">le mani nodose di un anz</text:span><text:span text:style-name="T39">iano, </text:span><text:span text:style-name="T40">gli occhi di un cane in fin di morte e l’alito di un </text:span><text:span text:style-name="T41">mare prosciugato in un tempo di battito di ciglia. <text:line-break/></text:span><text:span text:style-name="T42">Così me lo vedevo a giornate, </text:span><text:span text:style-name="T43">un piccolo esserino seduto sul balcone che ogni tanto alzava la mano grossa come una palla da calcio, </text:span><text:span text:style-name="T44">l</text:span><text:span text:style-name="T45">a testa delle dimensioni di una bambola per bambini che faceva un cenno. </text:span><text:span text:style-name="T46"><text:line-break/></text:span><text:soft-page-break/><text:span text:style-name="T47">Oltre alla leggera corrente che mi spingeva verso quella porta, </text:span><text:span text:style-name="T44">quel grande macchinario maciulla-semi che scoppiettava dal desiderio di involgermi nel caramello per poi farmi saltare in aria, pronto a essere seghettato </text:span><text:span text:style-name="T48">da quelle migliaia di cesoie </text:span><text:span text:style-name="T49">di un pubblico altolocato dalle sedie di nuvole grigie</text:span><text:span text:style-name="T48">; oltre al sole che sembrava </text:span><text:span text:style-name="T50">tirare fuori un</text:span><text:span text:style-name="T51">a grande cannuccia</text:span><text:span text:style-name="T50"> di luce per infilarl</text:span><text:span text:style-name="T52">a </text:span><text:span text:style-name="T50">fra le mie scapole e poi soffiar</text:span><text:span text:style-name="T52">vi</text:span><text:span text:style-name="T50">; oltre </text:span><text:span text:style-name="T53">alla terra di fango che se ne stava fra la casa e la via parallela sulla quale passavo, </text:span><text:span text:style-name="T54">sull’attenti come un corridore, in attesa dello sparo per sconquassarsi; l</text:span><text:span text:style-name="T55">a </text:span><text:span text:style-name="T54">vera e unica </text:span><text:span text:style-name="T55">forza apparente, </text:span><text:span text:style-name="T56">talmente tanto in forma da poter </text:span><text:span text:style-name="T57">vantare due bicipiti come montagne, </text:span><text:span text:style-name="T58">l’energia che </text:span><text:span text:style-name="T59">mi attraeva come il miele l’orsacchiotto, </text:span><text:span text:style-name="T60">come l’acqua l’assettato, come la lama il furioso, </text:span><text:span text:style-name="T61">era </text:span><text:span text:style-name="T62">l’immagine di lei che si scioglieva in ogni angolo, </text:span><text:span text:style-name="T63">ogni cassetto; </text:span><text:span text:style-name="T64">che </text:span><text:span text:style-name="T65">si faceva incastrare</text:span><text:span text:style-name="T64"> fra la porta del bagno e quella della cucia, che prendeva e faceva di qu</text:span><text:span text:style-name="T66">ella bandiera </text:span><text:span text:style-name="T67">per farne</text:span><text:span text:style-name="T64"> il suo gioco del piacere nell’infilzarlo e tirarlo fuori dal suo corpo con l’aiuto di lui, </text:span><text:span text:style-name="T68">con quelle mani </text:span><text:span text:style-name="T69">dalle unghie </text:span><text:span text:style-name="T70">ove </text:span><text:span text:style-name="T71">da </text:span><text:span text:style-name="T70">sotto </text:span><text:span text:style-name="T71">uscivano le teste di </text:span><text:span text:style-name="T70">piccole piante carnivore</text:span><text:span text:style-name="T69">.</text:span><text:span text:style-name="T64"><text:line-break/></text:span><text:span text:style-name="T72">Se non </text:span><text:span text:style-name="T73">avessi avuto delle leggi da portare avanti, </text:span><text:span text:style-name="T74">se solo mi fossi fatto distrarre come un Pinocchio all’andare a scuola, </text:span><text:span text:style-name="T75">avrei preso </text:span><text:span text:style-name="T76">e </text:span><text:span text:style-name="T75">inghiottito un quintale di petrolio </text:span><text:span text:style-name="T76">condito di </text:span><text:span text:style-name="T75">catrame per vomitarlo, una volta infiammato nel risucchiare un solo fiammifero dalla testa di zolfo </text:span><text:span text:style-name="T77">infuocata</text:span><text:span text:style-name="T75">, </text:span><text:span text:style-name="T78">su tutti gli oggetti che veniva posseduti da quella casa.<text:line-break/></text:span><text:span text:style-name="T79">Da quel simbolo, da quella moneta, che facevano della famiglia Eremita, l’unica in Ornello, <text:s/></text:span><text:span text:style-name="T80">a essere </text:span><text:span text:style-name="T81">sulla mia lista della cose da portare a termine.</text:span><text:span text:style-name="T82"><text:line-break/>I mezzi di trasporto pubblici ci mettevano dieci minuti di traffico per arrivare a </text:span><text:span text:style-name="T83">P</text:span><text:span text:style-name="T84">i</text:span><text:span text:style-name="T83">etroia</text:span><text:span text:style-name="T82">, </text:span><text:span text:style-name="T85">per me ne passavano almeno un centinaio lì sopra. <text:line-break/></text:span><text:span text:style-name="T86">Dietro i miei occhi un disegnatore</text:span><text:span text:style-name="T87">, quasi avesse avuto pennino e inchiostro, </text:span><text:span text:style-name="T86">da sempre e per sempre, </text:span><text:span text:style-name="T87">s</text:span><text:span text:style-name="T86">i dilettava nel </text:span><text:span text:style-name="T87">disegnare sul volto di ogni persona che incrociavo un sorriso, un baffetto, </text:span><text:span text:style-name="T88">un occhio sguercio</text:span><text:span text:style-name="T87">. Deformavano il corpo dell’autista e lo rendevano un budda </text:span><text:span text:style-name="T89">in </text:span><text:span text:style-name="T90">mutande</text:span><text:span text:style-name="T89">. </text:span><text:span text:style-name="T91">Facevano la gobba della vecchia </text:span><text:span text:style-name="T92">una meno cinquecento ics alla seconda. </text:span><text:span text:style-name="T93">Le chiappe della solita </text:span><text:span text:style-name="T94">gatta arruffata da</text:span><text:span text:style-name="T95">lle </text:span><text:soft-page-break/><text:span text:style-name="T95">ciglia </text:span><text:span text:style-name="T96">come due barboncini pettinati, </text:span><text:span text:style-name="T97">una groviera di buchi grassosi, </text:span><text:span text:style-name="T98">un atterraggio su Marte dai crateri </text:span><text:span text:style-name="T99">irrisori.</text:span><text:span text:style-name="T92"> </text:span><text:span text:style-name="T1"><text:line-break/></text:span><text:span text:style-name="T100">A quell’ora della giornata gli autisti </text:span><text:span text:style-name="T101">delle macchine che avevo la fortuna di vedere, perché spesso i vetri si appannavano </text:span><text:span text:style-name="T102">dal loro continu</text:span><text:span text:style-name="T103">o</text:span><text:span text:style-name="T102"> sbuffare, </text:span><text:span text:style-name="T103">erano tutti la stessa copia del padre di Coraline. </text:span><text:span text:style-name="T104">Avevano </text:span><text:span text:style-name="T105">tutti una leggera</text:span><text:span text:style-name="T104"> gobba, </text:span><text:span text:style-name="T106">sicuramente non quella che tratteggiavo a matita sulla vecchia sul bus,</text:span><text:span text:style-name="T104"> però si sa che il tempo e lo spazio tutto sommato bisticciano, </text:span><text:span text:style-name="T107">quindi prima o poi </text:span><text:span text:style-name="T108">sarebbero diventati i protettori di Notre-Dame, </text:span><text:span text:style-name="T109">a Parigi. </text:span><text:span text:style-name="T110">Così li pensavo, </text:span><text:span text:style-name="T111">pietrificati </text:span><text:span text:style-name="T112">in chissà che tempo, </text:span><text:span text:style-name="T113">gargolle dagli occhi d’</text:span><text:span text:style-name="T114">inesistenza.</text:span><text:span text:style-name="T110"><text:line-break/>Sinceramente immaginare che tutte quelle persone, in fila, con i motori accesi a creare </text:span><text:span text:style-name="T115">nuvole</text:span><text:span text:style-name="T110"> di veleno, </text:span><text:span text:style-name="T116">un piede per mettere il cambio, l’altro per frenare, </text:span><text:span text:style-name="T117">una camicia sgualcita e puzzolente di caffè, fossero </text:span><text:span text:style-name="T118">i buoi dell’aratro del Mondo </text:span><text:span text:style-name="T119">programmato da chi non sapeva ancora che </text:span><text:span text:style-name="T120">la</text:span><text:span text:style-name="T119"> moltiplicazione alla fine è </text:span><text:span text:style-name="T121">una somma, </text:span><text:span text:style-name="T122">mi faceva sentire un pesce fuor d’acqua. <text:line-break/></text:span><text:span text:style-name="T123">Quando da bambini ci chiedevano la fatidica domanda di che cosa volessimo fare da grand</text:span><text:span text:style-name="T124">i, </text:span><text:span text:style-name="T123">per le prime volte non sono riuscito a caricare dalla mia memoria di secondo ordine a quella di primo, qualcosa. </text:span><text:span text:style-name="T125">Rimanevo lì, come un cristiano sotto la croce </text:span><text:span text:style-name="T126">dai chiodi </text:span><text:span text:style-name="T127">puzzolenti</text:span><text:span text:style-name="T125">, </text:span><text:span text:style-name="T128">a bocca </text:span><text:span text:style-name="T129">così tanto spalancata</text:span><text:span text:style-name="T128"> che ci sarebbe potuto entrare uno </text:span><text:span text:style-name="T130">stormo </text:span><text:span text:style-name="T128">di mosche. <text:line-break/></text:span><text:span text:style-name="T131">Immaginavo un me barbuto e con un metro di altezza in più vestito con una tuta arancione e un casco altrettanto colorato.</text:span><text:span text:style-name="T132"> Martellate qui, misurazioni la, discussioni sul progetto che è stato portato a termine in maniera scorretta perché quel calcolo andava pensato in maniera nuova… </text:span><text:span text:style-name="T133">Poi una pausetta nel </text:span><text:span text:style-name="T134">primo </text:span><text:span text:style-name="T133">bagno chimico </text:span><text:span text:style-name="T134">ed ecco che esco con un microfono in mano e una risata che neanche un asino asmatico. </text:span><text:span text:style-name="T135">Tutti che mi guardano, luci puntate esattamente sulle mie grosse e pelose sopracciglia da </text:span><text:span text:style-name="T136">S</text:span><text:span text:style-name="T137">ignore della risata. </text:span><text:span text:style-name="T138">Alcuni ridono così tanto che cascano sul tavolo e proprio quando la prima fila sta per </text:span><text:span text:style-name="T139">invocare un appaluso in piedi, io mi ritrovo </text:span><text:span text:style-name="T140">a ricucire la pancia di un cerbiatto </text:span><text:span text:style-name="T141">con un tumore al fegato. </text:span><text:span text:style-name="T142">Sangue della consistenza della melma </text:span><text:span text:style-name="T143">sui guanti che quasi mi fa sfuggire come un grillo agitato fra le dita </text:span><text:soft-page-break/><text:span text:style-name="T144">l’ago che cuce i lembi</text:span><text:span text:style-name="T145">. “Cucire solo quando non smette di uscire sangue </text:span><text:span text:style-name="T146">dalla ferita</text:span><text:span text:style-name="T145">” </text:span><text:span text:style-name="T147">avrebbe </text:span><text:span text:style-name="T148">appuntato</text:span><text:span text:style-name="T147"> il mio professore del secondo anno di università </text:span><text:span text:style-name="T149">su una lavagna grossa come un camion; </text:span><text:span text:style-name="T150">uno di quelli che porta il gasolio. <text:line-break/></text:span><text:span text:style-name="T151">Così andavo e tornavo da scuola su quel mezzo al sapore d’ascelle </text:span><text:span text:style-name="T152">e genitali lavati con sacchetti dell’umido riusati. </text:span><text:span text:style-name="T153">Mi ritrovavo di nuovo davanti al </text:span><text:span text:style-name="T154">C</text:span><text:span text:style-name="T153">entro per l’</text:span><text:span text:style-name="T154">I</text:span><text:span text:style-name="T153">mpiego </text:span><text:span text:style-name="T154">degli </text:span><text:span text:style-name="T155">Stronzi.</text:span><text:span text:style-name="T156"> </text:span><text:span text:style-name="T157">Aumentavo il passo. </text:span><text:span text:style-name="T158">Oltre</text:span><text:span text:style-name="T159"> il cancello </text:span><text:span text:style-name="T160">a</text:span><text:span text:style-name="T161">privo la porta. Appoggiavo lo zaino. </text:span><text:span text:style-name="T162">Salivo le scale. </text:span><text:span text:style-name="T163">Entra</text:span><text:span text:style-name="T164">vo</text:span><text:span text:style-name="T162">.</text:span><text:span text:style-name="T161"><text:line-break/></text:span><text:span text:style-name="T165">Una volta sdraiato sul letto </text:span><text:span text:style-name="T166">giocavo come un gatto con un gomitolo di lana, con quelle piccole sfere cristalline che avevo ricavato con tanta pazienza </text:span><text:span text:style-name="T167">dalla caverna infondo al fiume. </text:span><text:span text:style-name="T168">Mi azzardavo a dare loro il nome di luci, anche se non abbagliavano nessuno all’infuori d</text:span><text:span text:style-name="T169">el </text:span><text:span text:style-name="T170">loro </text:span><text:span text:style-name="T169">proprietario </text:span><text:span text:style-name="T171">dall</text:span><text:span text:style-name="T169">’</text:span><text:span text:style-name="T172">immaginazione </text:span><text:span text:style-name="T173">in fervore, una sostanza densa e pura del colore della cenere. </text:span><text:span text:style-name="T174">Un’immaginazione</text:span><text:span text:style-name="T175"> </text:span><text:span text:style-name="T176">fervida </text:span><text:span text:style-name="T172">come il febbrone da cavallo che puntualmente mi prendevo a inizio dell’autunno, verso la fine di Settembre. </text:span><text:span text:style-name="T128"><text:line-break/></text:span><text:span text:style-name="T177">Comunque le</text:span><text:span text:style-name="T178"> mie piccole luci fatte di una gemma </text:span><text:span text:style-name="T179">identificata con la stessa certezza con cui gli appassionati affermano di aver visto un UFO, </text:span><text:span text:style-name="T180">si lasciavano accarezzare come animaletti ammalati e indifesi. </text:span><text:span text:style-name="T181">Non se andavano nell’angolo della stanza a beelare </text:span><text:span text:style-name="T182">né piagnucolavano protezione, piuttosto </text:span><text:span text:style-name="T183">s’assicuravano</text:span><text:span text:style-name="T184"> che le mie dita, sotto le unghie, avessero la stessa terra che ha un deserto. </text:span><text:span text:style-name="T185">I miei giornaletti dicevano che la sporcizia addosso a un </text:span><text:span text:style-name="T186">soggettto </text:span><text:span text:style-name="T187">equivale</text:span><text:span text:style-name="T185"> </text:span><text:span text:style-name="T186">alla sporicizia </text:span><text:span text:style-name="T188">dentro. </text:span><text:span text:style-name="T190">Una formula eccessivamente lineare e poco elegante per dare una risposta a una domanda così articolata.<text:line-break/></text:span><text:span text:style-name="T191">Se io avessi </text:span><text:span text:style-name="T192">una scatola e dentro quella scatola possiedessi uno spazio infinito in cui posizionare ampolle con dentro immagini che si ripetono in continuazione, </text:span><text:span text:style-name="T193">due grandi finestre da cui osservare ciò che avviene, </text:span><text:span text:style-name="T194">un paio di meccanismi di movimento, che siano stecchi con una giuntura al centro, </text:span><text:span text:style-name="T195">ruote, oppure propulsori, </text:span><text:span text:style-name="T196">probabilmente </text:span><text:span text:style-name="T197">ci troverei la stessa </text:span><text:span text:style-name="T198">quantità di batteri che su un tavolo chirurgico.</text:span><text:span text:style-name="T184"><text:line-break/></text:span><text:span text:style-name="T218">Un giorno una di quelle luci si accese </text:span><text:span text:style-name="T219">con la stessa itensità di una stella pochi attimi primi di implodere. </text:span><text:span text:style-name="T220">Attraverso la sua trasparenza, delle luci, come quelle polari, </text:span><text:span text:style-name="T221">mi </text:span><text:soft-page-break/><text:span text:style-name="T221">proposero una coreografia di voci riconoscibili tanto quanto un morto </text:span><text:span text:style-name="T222">schiacciato</text:span><text:span text:style-name="T221"> </text:span><text:span text:style-name="T225">sotto </text:span><text:span text:style-name="T221">una grande pietra. </text:span><text:span text:style-name="T223">­</text:span><text:span text:style-name="T226">Un beelare di proposizioni e formule e incantesimi che in maniera poco logica </text:span><text:span text:style-name="T227">continuavamo a dirmi di toccarle.</text:span></text:p>
      <text:p text:style-name="P8"><text:span text:style-name="T229">Principe, toccaci. </text:span><text:span text:style-name="T230">Principe, amaci. Principe vieni a noi, lasciati andare, lasciati trasportare, come se il vento fosse il tuo binario tu, </text:span><text:span text:style-name="T231">treno ad alta velocità, insieme potremmo essere come la luna a mezzogiorno, le stelle durante </text:span><text:span text:style-name="T232">una notte splendente </text:span><text:span text:style-name="T233">cosparsa di lumi, </text:span><text:span text:style-name="T234">Principe.</text:span></text:p>
      <text:p text:style-name="P7"><text:span text:style-name="T199">Come in un concerto, come poco prima di esalare l’ultimo respiro, come durante l’ultima curva, l’ultimo pezzo che si sta incastrando fra i centinaia di migliaia di tutti gli altri, così, esattamente così, </text:span><text:span text:style-name="T200">si è propagata un’onda di acqua tipieda dalle mie gambe, verso il mio torace, come </text:span><text:span text:style-name="T201">una donna a cui si </text:span><text:span text:style-name="T203">sono spezzate</text:span><text:span text:style-name="T201"> l</text:span><text:span text:style-name="T204">e mammelle</text:span><text:span text:style-name="T201"> </text:span><text:span text:style-name="T205">per un tumore</text:span><text:span text:style-name="T202"> ma improvvisamente </text:span><text:span text:style-name="T206">si sente asportare i seni. </text:span><text:span text:style-name="T207">C’è qualcosa di necessario ogni volta per provocare una grande reazione: </text:span><text:span text:style-name="T208">l’attore muore sul palco, </text:span><text:span text:style-name="T209">un nucleo si scinde scatenando una reazione a catena.</text:span><text:span text:style-name="T246"><text:line-break/></text:span><text:span text:style-name="T229">Principe, </text:span><text:span text:style-name="T235">non abbandonarci al silenzio, non lasciarci essere quello che non siamo mai voluti essere. </text:span><text:span text:style-name="T236">Liberaci da quello che ci intrappola come una coperta l’ingegno di un bambino ispaventato. </text:span><text:span text:style-name="T237">Non </text:span><text:span text:style-name="T238">mangiarci, </text:span><text:span text:style-name="T239">inglobaci. </text:span><text:span text:style-name="T240">Assorbi quello che noi vogliamo dirti in un sorriso di lame. </text:span><text:span text:style-name="T241">Scendi con noi.</text:span></text:p>
      <text:p text:style-name="P6"><text:span text:style-name="T210">Narnia aveva il suo armadio, </text:span><text:span text:style-name="T211">Alice la tana del bianconiglio, </text:span><text:span text:style-name="T212">io le luci. </text:span><text:span text:style-name="T213">Come se dietro ci fosse la neve, la tempesta, oppure una immensa clessidra in cima alla torre dell’orologio, </text:span><text:span text:style-name="T214">agguanta</text:span><text:span text:style-name="T215">i </text:span><text:span text:style-name="T216">con i palmi dei piedi </text:span><text:span text:style-name="T217">una delle luci, in una posizione quasi fossi una carpa in preda agli spasmi di un gancio che le ha appena rubato la coda.</text:span></text:p>
      <text:p text:style-name="P4">Scendi con noi.</text:p>
      <text:p text:style-name="P11"><text:span text:style-name="T210">C</text:span><text:span text:style-name="T189">osì scesi a vedere le stelle.</text:span></text:p>
      <text:p text:style-name="P18"/>
      <text:p text:style-name="P20"><text:bookmark text:name="output"/>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CCAA</text:p>
      <text:p text:style-name="P19">AAAAAAAAAAAAAAAAAAAAAAAAAAAAAAAAAAAAAAAAAAAAAAADAAAABAAAACAAAAAABAAAAAAAAAADAAAAAAA</text:p>
      <text:p text:style-name="P19">AAAABAAAAAABBBBBAAEBDBCBAAAAAAAAFAABDACBAAAAADAAAAAAAAAAAAAAAAAACAAAAAAAAAAAAAAAAAA</text:p>
      <text:p text:style-name="P19"><text:soft-page-break/>ABBACDACEEDFEDFDDFFEIEFEEDCDEDDFGFFEFFCFECCFDCDBAAAADACAAACAADABDBBBDDACCAACABCBBBC</text:p>
      <text:p text:style-name="P19">FJHFIJJJGKHHHIKLKJIHJHHKKJHJIKJKKJLLKKJKJHIGHJKJJIIIJKKKJIJKIMKJKJHIIJHHJIGIIFHFJHH</text:p>
      <text:p text:style-name="P19">KLLJIKKKKKJJKJLKKJKHNOLIKMNMMMLKKKKJLIKLLJJKLKKMLHJJIKNLJMNLLMKLKJLKJJJKKGIIKLKHGHH</text:p>
      <text:p text:style-name="P19">HKMKJMJIKIJJIILJKJHLMJKJMLLOKMMKJMNMMJKJJJKKKKNHKLLLNMMMMMNLMLMMLMMJMOKMNMKKLLLJGHJ</text:p>
      <text:p text:style-name="P19">MMNMOMOLKNQOONQQOLKLPMPOLOOOMOOMLMNPPLNPOOMONONNOOOONNMPNMPMOMLMMNLMNLPNLNNMJHLLMLN</text:p>
      <text:p text:style-name="P19">NQONMNOONPOPMLOMPQONMOOOPOOONPQOONNNNLKONNNNLLNNPOQMMOONMOOPOPNNNOOONNOOOOOMMNNOLJJ</text:p>
      <text:p text:style-name="P19">PNPNOOMNPPPONOPONNNPQPOPONLMNONOKMLPPONLMLPPOPPONOMMPQONLLJMMJLNPNNLJMNOPMNOOKHLKIH</text:p>
      <text:p text:style-name="P19">NNMOONOOPONNONMNONNOMONNPQPPOONOOPOMNPPONPPOOPOOONOPPPOONPPPQNMLMLKJHKLKMNNKNMJJILM</text:p>
      <text:p text:style-name="P19">MNMNNLNOMMNOOMNPONPPOMQNNOPNONLMOOJOLKKLOOJNOHJKKLNOQOQPPOPOPRPMMMNOLKMKIJIIHILNLNM</text:p>
      <text:p text:style-name="P19">NOOOOPLOONOPPNNPPOPNNNOPPPOOQNKLLMKOPPPOPMNPQRMNNQRSOONONOLHLQNPNMMOOPONPMKKKMMILML</text:p>
      <text:p text:style-name="P19">OONOOMQPMLMLMLHJMKLMJJMLNONLMNNPOQOPQPPPQQPPPQOPPQQROOOPOPPPNLKMKKLMLMKLIFEEHLLNLJH</text:p>
      <text:p text:style-name="P19">PPOONPQNONMILKKKKMMJIMMORQOKJIIJGHGILOQQRRPNNPPNPQRPMNOOPPRQRRNPKLLMMJMONLIINKOONLK</text:p>
      <text:p text:style-name="P19">ONNPPMMNNOONMONMONKMJGEIIHGIHKLNLLKHIIJLGKKLMMLLLNONPPNNQQRQRRROPPRPOQPPMKLKNJMIHHH</text:p>
      <text:p text:style-name="P17"/>
      <text:p text:style-name="P10"><text:span text:style-name="T266">[</text:span><text:span text:style-name="T265">1</text:span><text:span text:style-name="T266">]</text:span><text:span text:style-name="T265"> </text:span><text:span text:style-name="T264">S</text:span>e di tacchi t’attacchi, non d’altri a comprarti<text:line-break/><text:span text:style-name="T248">lumi illustri da lustrare come </text:span><text:span text:style-name="T252">la neve;</text:span><text:span text:style-name="T248"><text:line-break/></text:span><text:span text:style-name="T249">immaginarm</text:span><text:span text:style-name="T251">eli</text:span><text:span text:style-name="T249"> è come </text:span><text:span text:style-name="T260">dimenticarti</text:span><text:span text:style-name="T249">.</text:span></text:p>
      <text:p text:style-name="P9"><text:span text:style-name="T266">[</text:span><text:span text:style-name="T265">4</text:span><text:span text:style-name="T266">]</text:span><text:span text:style-name="T265"> <text:s/></text:span><text:span text:style-name="T249">S</text:span>ussegguono sere <text:span text:style-name="T250">brillanti poc’anzi vere<text:line-break/></text:span><text:span text:style-name="T253">di un sangue asciutto imbevuto d’ingegno<text:line-break/></text:span><text:span text:style-name="T254">a starsene raffermo, freddo come candele.</text:span></text:p>
      <text:p text:style-name="P9"><text:span text:style-name="T266">[</text:span><text:span text:style-name="T265">7</text:span><text:span text:style-name="T266">]</text:span><text:span text:style-name="T265"> <text:s/></text:span><text:span text:style-name="T255">Seguirti in colli irti, </text:span><text:span text:style-name="T256">dirimpetto di legno;<text:line-break/></text:span><text:span text:style-name="T257">morto come neonato,</text:span><text:span text:style-name="T261"> un </text:span><text:span text:style-name="T257">piatto baratro <text:line-break/></text:span><text:span text:style-name="T261">che </text:span><text:span text:style-name="T258">singhiozza spento: </text:span><text:span text:style-name="T262">attend</text:span><text:span text:style-name="T263">e</text:span><text:span text:style-name="T259"> il mio regno.”<text:line-break/><text:tab/><text:tab/><text:tab/><text:tab/></text:span><text:span text:style-name="T435">Leonardo</text:span><text:span text:style-name="T434"> De Colpa, </text:span><text:span text:style-name="T436">Libro 2, Tunnel.</text:span><text:span text:style-name="T250"><text:line-break/><text:tab/><text:tab/><text:tab/><text:tab/><text:tab/><text:tab/></text:span></text:p>
      <text:p text:style-name="P13"><text:span text:style-name="T403">STELLA: </text:span><text:span text:style-name="T268">Quando </text:span><text:span text:style-name="T269">quella piroetta </text:span><text:span text:style-name="T274">fiammante</text:span><text:span text:style-name="T269"> </text:span><text:span text:style-name="T270">scese dal nostro cielo di terra, io me ne stavo a </text:span><text:span text:style-name="T271">studiare nell’ultima delle diciassette torri del castello. </text:span><text:span text:style-name="T272">L’aria era di piombo in quella giornata, </text:span><text:span text:style-name="T273">bastava alzare gli occhi </text:span><text:span text:style-name="T275">per capire come sarebbe </text:span><text:span text:style-name="T278">andata</text:span><text:span text:style-name="T275">. </text:span><text:span text:style-name="T276">Un’altro Spaccaorecchie </text:span><text:span text:style-name="T277">si sarebbe fatto vivo </text:span><text:span text:style-name="T279">a fine giornata. <text:line-break/></text:span><text:span text:style-name="T280">Leonardo De Colpa </text:span><text:span text:style-name="T282">è </text:span><text:span text:style-name="T281">il mio nonno</text:span><text:span text:style-name="T437"> </text:span><text:span text:style-name="T438">alla </text:span><text:span text:style-name="T439">quindicesima</text:span><text:span text:style-name="T281">, </text:span><text:span text:style-name="T285">non penso ci sia un termine per definiro. </text:span><text:span text:style-name="T286">Potrei dire un mio antenato </text:span><text:span text:style-name="T287">a questo punto, credo di sì.</text:span><text:span text:style-name="T285"><text:line-break/></text:span><text:span text:style-name="T288">N</text:span><text:span text:style-name="T283">ella libreria a Tunnel che sprofonda più di mille leghe sotto la superficie </text:span><text:span text:style-name="T284">si trovano </text:span><text:span text:style-name="T289">soltanto testi della dinastia De Colpa, nata </text:span><text:span text:style-name="T290">in concomitanza dei primi eventi </text:span><text:soft-page-break/><text:span text:style-name="T290">universali. </text:span><text:span text:style-name="T291">Il lignaggio più antico </text:span><text:span text:style-name="T292">del Sottomondo. <text:line-break/></text:span><text:span text:style-name="T405">Fiuuu</text:span><text:span text:style-name="T406">uuuuuu</text:span><text:span text:style-name="T407">uuuuu</text:span><text:span text:style-name="T406">.</text:span><text:span text:style-name="T405"><text:line-break/></text:span><text:span text:style-name="T315">Un colpo di</text:span><text:span text:style-name="T294"> vento uccide tutte le candele della stanza. <text:line-break/></text:span><text:span text:style-name="T301">Dalla finestra, però, entra soffusa una luce smeralda.</text:span><text:span text:style-name="T294"><text:line-break/></text:span><text:span text:style-name="T302">Quell’</text:span><text:span text:style-name="T295">oggetto illuminato </text:span><text:span text:style-name="T303">a forma di</text:span><text:span text:style-name="T295"> capsula, </text:span><text:span text:style-name="T296">infuocat</text:span><text:span text:style-name="T304">o,</text:span><text:span text:style-name="T296"> </text:span><text:span text:style-name="T306">partorito</text:span><text:span text:style-name="T297"> dal </text:span><text:span text:style-name="T305">quell’enorme </text:span><text:span text:style-name="T297">soffitto-</text:span><text:span text:style-name="T305">pavimento</text:span><text:span text:style-name="T297"> senza nuvole che ci circonda </text:span><text:span text:style-name="T388">viaggiava come un fischio in un tunnel.</text:span><text:span text:style-name="T297"><text:line-break/></text:span><text:span text:style-name="T298">Lo sapevamo tutti che doveva </text:span><text:span text:style-name="T308">succedere</text:span><text:span text:style-name="T307">. </text:span><text:span text:style-name="T309">Il popolo avrà di cui parlare. </text:span><text:span text:style-name="T298"><text:line-break/></text:span><text:span text:style-name="T299">Quello che invece adesso infastidisce il mio pensiero è l’oscurità della stanza.<text:line-break/></text:span><text:span text:style-name="T293">Il Sottomondo non ha mai avuto luc</text:span><text:span text:style-name="T300">e, il commercio delle candele è talmente tanto importante che </text:span><text:span text:style-name="T310">i Candelari </text:span><text:span text:style-name="T314">sono </text:span><text:span text:style-name="T310">la seconda famiglia più antica. </text:span><text:span text:style-name="T311">La cera è stata la scoperta che ci ha fatto passare da trogloditi a nobili cuori </text:span><text:span text:style-name="T313">coscienti che ogni </text:span><text:span text:style-name="T311">posata </text:span><text:span text:style-name="T313">ha la sua portata</text:span><text:span text:style-name="T312">. <text:line-break/></text:span><text:span text:style-name="T316">Se potessi vedere attraverso le tenebre che cosa coglierei? </text:span><text:span text:style-name="T317">Strizzo le palpebre alla ricerca di un qualcuno. </text:span><text:span text:style-name="T318">Ma non vedo niente.<text:line-break/></text:span><text:span text:style-name="T319">Tranne quella capsula che scende e si schianta, senza rumore, </text:span><text:span text:style-name="T320">per terra. </text:span><text:span text:style-name="T389">Propaga</text:span><text:span text:style-name="T321"> una luce forte che viaggia </text:span><text:span text:style-name="T390">attraverso le vie dalle case di pietra, le piazze al sapore di aglio, le torri che meccaniche scandiscono il flusso;</text:span><text:span text:style-name="T322"> mi sta per accecare ma prima ancora che quel grande lume entri nelle mie palpebre, una decina di fate madrine mi tappano gli occhi </text:span><text:span text:style-name="T391">con quelle mani che all’avere un ago sembra una spada.</text:span></text:p>
      <text:p text:style-name="P5"><text:span text:style-name="T234">S</text:span><text:span text:style-name="T228">tella, stellina, la </text:span><text:span text:style-name="T242">luce</text:span><text:span text:style-name="T228"> si avvicina. </text:span><text:span text:style-name="T243">Se arriva prima di mattina, tu rimarrai tutta accecatina. </text:span><text:span text:style-name="T244">Non startene così in sordina, piuttosto in camerina a cercare una ragione per essere viva. Oltre la letterina, ti resta un po’ di ruvida nostalgia. Va via, va via, </text:span><text:span text:style-name="T245">P</text:span><text:span text:style-name="T244">rotagonista va via!</text:span></text:p>
      <text:p text:style-name="P16"><text:span text:style-name="T322">M</text:span><text:span text:style-name="T267">i ricordo che quando er</text:span><text:span text:style-name="T333">o </text:span><text:span text:style-name="T267">piccola, mio nonno </text:span><text:span text:style-name="T323">elevato</text:span><text:span text:style-name="T324"> all</text:span><text:span text:style-name="T328">a</text:span><text:span text:style-name="T267"> prima, </text:span><text:span text:style-name="T325">mi lasciava scorrere la mente in una storia così intricata che nemmeno uno spago caduto su una famiglia di rovi </text:span><text:span text:style-name="T392">con sotto un pagliao</text:span><text:span text:style-name="T325">. </text:span><text:span text:style-name="T326">Eppure io non me ne tiravo fuori</text:span><text:span text:style-name="T327"> con la semplicità di un insetto acrobata. </text:span><text:span text:style-name="T329">Anzi. <text:line-break/>Come quei gatti randagi che si infilano nei cestini, me ne andavo a cercare qualcosa di appetitoso per la bocca dell’ingegno; </text:span><text:span text:style-name="T330">i denti del pensiero </text:span><text:span text:style-name="T331">avrebbero masticato e lo stomaco del ragionamento avrebbero digerito per lasciarmi dormire </text:span><text:span text:style-name="T332">come un panda </text:span><text:soft-page-break/><text:span text:style-name="T332">acccocolato fra coperte di bambù.<text:line-break/></text:span><text:span text:style-name="T334">Non so quanti vocaboli stiano fra i miei denti e la mia lingua pronti a spurgare una storia che si è appiccicata ai miei capelli come cera calda, </text:span><text:span text:style-name="T335">nemmeno mi domando se sia in grado di </text:span><text:span text:style-name="T336">mostrare, fuori dalla scatola </text:span><text:span text:style-name="T337">dell’intelletto, </text:span><text:span text:style-name="T338">quanti crani sono scoppiati sotto il peso de</text:span><text:span text:style-name="T339">lle zampe </text:span><text:span text:style-name="T340">di </text:span><text:span text:style-name="T341">quello che </text:span><text:span text:style-name="T342">tutti hanno sempre chiamato Principe. Tutti. Sempre.<text:line-break/>Fin quando… </text:span></text:p>
      <text:p text:style-name="P12"><text:span text:style-name="T408">S</text:span><text:span text:style-name="T409">tella, stellina, </text:span><text:span text:style-name="T410">un agrodolce lama è come una nanna per una ninna in una notte dipinta di </text:span><text:span text:style-name="T411">la</text:span><text:span text:style-name="T412">g</text:span><text:span text:style-name="T411">rime. </text:span><text:span text:style-name="T413">Se narrare la storia di Protagonista </text:span><text:span text:style-name="T414">vuoi, il Principe non puoi non citare. </text:span><text:span text:style-name="T415">Tintinna, stellina, </text:span><text:span text:style-name="T416">in più di </text:span><text:span text:style-name="T417">una vita hai provato a non </text:span><text:span text:style-name="T418">dire chi è, da non pronunziare: </text:span><text:span text:style-name="T419">silenziare. </text:span><text:span text:style-name="T420">Un nome straripato dal suo corso, </text:span><text:span text:style-name="T421">sradicato dal suo posto, </text:span><text:span text:style-name="T422">adesso ti </text:span><text:span text:style-name="T423">ossessiona. Ossequie e ossa non basteranno ad allontanarlo dal Principato. </text:span><text:span text:style-name="T424">Il suo fiato è come </text:span><text:span text:style-name="T425">un bulbo di luce che carbonizza </text:span><text:span text:style-name="T426">la carne.</text:span><text:span text:style-name="T342"><text:line-break/></text:span><text:span text:style-name="T343">Potrei dire che “c’era una volta”. </text:span><text:span text:style-name="T344">Solo che nel Sottomondo ai neonati non si raccontano fiabe, </text:span><text:span text:style-name="T345">non ne sono mai state scritte con un finale </text:span><text:span text:style-name="T354">insano</text:span><text:span text:style-name="T345">. </text:span><text:span text:style-name="T352">Quindi io non ne conosco.<text:line-break/>Provare a usare quella formula retorica è come </text:span><text:span text:style-name="T346">provare a raccogliere pesche da un </text:span><text:span text:style-name="T368">albero</text:span><text:span text:style-name="T346"> </text:span><text:span text:style-name="T347">ingordo di</text:span><text:span text:style-name="T348"> </text:span><text:span text:style-name="T349">concime </text:span><text:span text:style-name="T350">fatto con le carcasse infette</text:span><text:span text:style-name="T349">. </text:span><text:span text:style-name="T351">Ciò che si mangia ci fa diventare </text:span><text:span text:style-name="T353">consistenza oltre la parola</text:span><text:span text:style-name="T355">.<text:line-break/></text:span><text:span text:style-name="T369">E i</text:span><text:span text:style-name="T356">l Principe </text:span><text:span text:style-name="T357">nella sua tavola </text:span><text:span text:style-name="T370">ha sempre affilato</text:span><text:span text:style-name="T357"> la forchetta </text:span><text:span text:style-name="T358">limand</text:span><text:span text:style-name="T363">o</text:span><text:span text:style-name="T358">l</text:span><text:span text:style-name="T363">a</text:span><text:span text:style-name="T358"> fra i </text:span><text:span text:style-name="T359">molari; </text:span><text:span text:style-name="T360">bev</text:span><text:span text:style-name="T371">endo</text:span><text:span text:style-name="T360"> succo di </text:span><text:span text:style-name="T361">prugne, </text:span><text:span text:style-name="T362">consistente come la terra bagnata di sputo, </text:span><text:span text:style-name="T364">al sapore di aria polverizzata. </text:span><text:span text:style-name="T365">Come se si potesse tirare fuori tutti gli scheletri </text:span><text:span text:style-name="T372">da un qualsiasi cimitero</text:span><text:span text:style-name="T365"> per farli prendere a braccetto,</text:span><text:span text:style-name="T366"> andare tutti nella tana dell’orco, </text:span><text:span text:style-name="T367">senza forchettoni</text:span><text:span text:style-name="T373">, né </text:span><text:span text:style-name="T374">torc</text:span><text:span text:style-name="T375">e.<text:line-break/>Se si prende e si disegna una retta, </text:span><text:span text:style-name="T376">poi si inizia a ruotare e se ne disegnano tante altre, </text:span><text:span text:style-name="T393">quindi</text:span><text:span text:style-name="T383"> ci si arma di </text:span><text:span text:style-name="T376">martello, si stampa quattordici chiodi e ci si gira intorno; </text:span><text:span text:style-name="T394">andando avanti </text:span><text:span text:style-name="T376">se </text:span><text:span text:style-name="T377">si </text:span><text:span text:style-name="T386">agguanta</text:span><text:span text:style-name="T377"> una pecora e si tira dal suo pelo un filo morbido come un guanciale di infinite pium</text:span><text:span text:style-name="T378">e, </text:span><text:span text:style-name="T379">per </text:span><text:span text:style-name="T380">poter </text:span><text:span text:style-name="T381">seguire ogni volta un tragitto nuovo, </text:span><text:span text:style-name="T395">allora</text:span><text:span text:style-name="T381"> </text:span><text:span text:style-name="T395">s</text:span><text:span text:style-name="T382">i potrebbe arrivare a percepire quello che il Principe vedeva </text:span><text:span text:style-name="T383">per ogni immagine </text:span><text:span text:style-name="T385">impacchettata</text:span><text:span text:style-name="T383"> dai suoi occhi </text:span><text:span text:style-name="T384">alla sua camera.</text:span></text:p>
      <text:p text:style-name="P14"><text:span text:style-name="T408">S</text:span><text:span text:style-name="T409">tella,</text:span><text:span text:style-name="T426"> </text:span><text:span text:style-name="T427">stellina. Se davvero provassi anche solo a pensare che cosa ti farebbe lui se ti vedesse, ferma, come sei, senza nemmeno una torcia a difenderti, né le inferriate. Ahia, ahia, Stella. Proverei tanto a dirti di alzare le gambe per </text:span><text:soft-page-break/><text:span text:style-name="T427">nasconderti sotto una grande rocca, fra vermi, parassiti </text:span><text:span text:style-name="T428">e </text:span><text:span text:style-name="T429">scorpioni.</text:span><text:span text:style-name="T387"><text:line-break/></text:span><text:span text:style-name="T396">Tutto si cosparge di propulsione.</text:span></text:p>
      <text:p text:style-name="P15"><text:span text:style-name="T396"/></text:p>
      <text:p text:style-name="P24"><text:bookmark text:name="Copia output 7"/>++++++++++++++++++++++++÷÷×÷++-×-++++++++++++++++++++++++</text:p>
      <text:p text:style-name="P24">+++++++++++++++++++++++≠≈=×-+++-+++--++++++++++++++++++++</text:p>
      <text:p text:style-name="P24">+++++++++++++++++++++++==÷=--++++++++--++++++++++++++++++</text:p>
      <text:p text:style-name="P24">++++++++++++++++++++++×÷=÷-+--+++++++++-+++++++++++++++++</text:p>
      <text:p text:style-name="P24">+++++++++++++++++++++÷=≠≠=×-+++----+++++--+++++++++++++++</text:p>
      <text:p text:style-name="P24">+++++++++++++++++++++÷=≠=÷×---×××××----+---++++++++++++++</text:p>
      <text:p text:style-name="P24">+++++++++++++++++++++-÷××-×-×××××××××------++++++++++++++</text:p>
      <text:p text:style-name="P24">++++++++++++++++++++++≠≠≠≠=÷=÷×÷÷÷÷÷÷-+++--++++++++++++++</text:p>
      <text:p text:style-name="P24">++++++++++++++++++++++≈√√ππππ√∞≈≠==÷×∞≠÷=-+++++++++++++++</text:p>
      <text:p text:style-name="P24">++++++++++++++++++++++++=≠≠===÷==÷÷××-+++++++++++++++++++</text:p>
      <text:p text:style-name="P24">+++++++++++++++++++++++++÷≠=≠≠≠≠≠==÷×-+++++++++++++++++++</text:p>
      <text:p text:style-name="P24">+++++++++++++++++++++++++×≈≈≠≠≠≠≠=÷××-+++++---+++++++++++</text:p>
      <text:p text:style-name="P24">+++++++++++++++++++++++++-≈≈∞∞≈≠≠=×××-+++++++---×--++++++</text:p>
      <text:p text:style-name="P24">+++++++++×++++++++++++++++∞√√√∞=÷÷==÷÷----×÷≠≈≈≠≠==÷-++++</text:p>
      <text:p text:style-name="P24">++++++++++++++++++++++++++∞∞π√≠÷÷÷=≠≠≠===≠≠≠≈≈≠≠≠≠≠=÷×+++</text:p>
      <text:p text:style-name="P24">+++++++++++++++++++××+++--≠∞∞∞≠≈÷×÷≠≈≈≈≈≈∞∞√√√∞≈≠≠≠≠≠=×++</text:p>
      <text:p text:style-name="P24">+++++++++++++++++÷≠=×=≈≈≈≈÷÷=≠≠∞∞=-+=≈∞∞√√√√π√√√∞≠≠≠≠≠÷-+</text:p>
      <text:p text:style-name="P24">+++++++++++++++++×=≈==≈ππ√=++++-×-+++∞√√√√√ππππ√∞∞≠≠≠≠=÷+</text:p>
      <text:p text:style-name="P24">+++++++++++++++++--++++--+++++++++++++∞π√√√√√πππ√∞≈≠≠≠=÷-</text:p>
      <text:p text:style-name="P24">+++++++++++++++÷∞√πππ∞≈≠×++++++++++++++÷≈π√∞∞√√√√∞∞≈≠≠=÷-</text:p>
      <text:p text:style-name="P24">++++++++++++++++++-×√√π∞×++++++++++++-+++×∞∞≈≈≈∞∞√∞≈≈≠=÷-</text:p>
      <text:p text:style-name="P24">+++++++++++++++++÷=÷≠√≈≠-++-++++++++++++++-=≠=≠≈≈≈≈≈≠≠=×-</text:p>
      <text:p text:style-name="P24">++++++++++++++++××××=∞√√π <text:s/>≠+××÷××÷×++++++++-××=≠≈≈≠≠≠=×-</text:p>
      <text:p text:style-name="P24">+++++++++++++++++÷≈≈≈√ππ ≈=÷≈ <text:s text:c="3"/>π∞=×-++++++++-×÷=≠≠≠≠=-+</text:p>
      <text:p text:style-name="P24">++++++++++++++×=≈≠××=≈π√≈∞ <text:s text:c="7"/>ππ≈÷-++++++++--×÷===×-+</text:p>
      <text:p text:style-name="P24">+++++++++++++÷≠≠÷×=≠≠∞≈∞ππ <text:s text:c="3"/>ππππππ√∞≠×-+++++++---×---++</text:p>
      <text:p text:style-name="P24">++++++++++++÷≠≈=÷≠≈≈≈≈∞√√√πππππππ√√√√∞≈≈=×+++--++++------</text:p>
      <text:p text:style-name="P24">++++++++++++÷≠=÷=≠≠≠≠≈∞∞√√√ππππ√√√∞∞∞≈≠≠≠≠×----+-×--+++--</text:p>
      <text:p text:style-name="P24">+++++++++++-==×÷=≠≠≠≠≠≠≈≈∞∞√√√√∞∞∞≈≈≈≠≠≠≠=≠÷×-++------+--</text:p>
      <text:p text:style-name="P24">+++++++++++-×--×÷======≠≠≠≈∞∞≠≈≈≈≠≠≠≠≈≠≠==÷÷÷×++---------</text:p>
      <text:p text:style-name="P56"/>
      <text:p text:style-name="P39"><text:span text:style-name="T404">STELLA: </text:span><text:span text:style-name="T396">T</text:span><text:span text:style-name="T267">i ricordi di me?</text:span></text:p>
      <text:p text:style-name="P25"><text:span text:style-name="T441">PRINCIPE: </text:span>Come se non fosse passato nemmeno un <text:span text:style-name="T444">istante</text:span>.</text:p>
      <text:p text:style-name="P40"><text:soft-page-break/><text:span text:style-name="T397">Allora perché non torni?</text:span></text:p>
      <text:p text:style-name="P50"><text:span text:style-name="T433">Perché</text:span><text:span text:style-name="T397"> </text:span><text:span text:style-name="T398">ci ho messo troppo a </text:span><text:span text:style-name="T431">capirlo</text:span><text:span text:style-name="T397">.</text:span></text:p>
      <text:p text:style-name="P45"><text:span text:style-name="T397">C</text:span><text:span text:style-name="T267">apire cosa?</text:span></text:p>
      <text:p text:style-name="P34">Che tu sei solo quello che io ho sempre voluto vedere.</text:p>
      <text:p text:style-name="P26">Ma mi senti?</text:p>
      <text:p text:style-name="P27"><text:span text:style-name="T442">Sentire</text:span> è solo una delle<text:span text:style-name="T443"> tante</text:span> dimensioni.</text:p>
      <text:p text:style-name="P28">Ma tu mi senti?</text:p>
      <text:p text:style-name="P46"><text:span text:style-name="T399">Come un</text:span><text:span text:style-name="T267"> fiato </text:span><text:span text:style-name="T399">fasullo</text:span><text:span text:style-name="T267"> sui polmoni.</text:span></text:p>
      <text:p text:style-name="P43"><text:span text:style-name="T397">D</text:span><text:span text:style-name="T267">ove </text:span><text:span text:style-name="T400">sono</text:span><text:span text:style-name="T267">? </text:span></text:p>
      <text:p text:style-name="P35">Qui.</text:p>
      <text:p text:style-name="P29">Dove sei? </text:p>
      <text:p text:style-name="P30">Dove <text:span text:style-name="T247">sono</text:span> sempre stato.</text:p>
      <text:p text:style-name="P31">Dove?</text:p>
      <text:p text:style-name="P36">Accanto a te.</text:p>
      <text:p text:style-name="P32">Allora perché mi neghi? </text:p>
      <text:p text:style-name="P33">Perché il sangue ha soltanto <text:span text:style-name="T444">un colore.</text:span></text:p>
      <text:p text:style-name="P47"><text:span text:style-name="T267">Questa è la ra</text:span><text:span text:style-name="T401">gione per la quale non torni?</text:span></text:p>
      <text:p text:style-name="P48"><text:span text:style-name="T430">Q</text:span><text:span text:style-name="T432">uale </text:span><text:span text:style-name="T402">altra?</text:span></text:p>
      <text:p text:style-name="P44"><text:span text:style-name="T402">I </text:span><text:span text:style-name="T267">nostri peli intrecciati sono come </text:span></text:p>
      <text:p text:style-name="P58">...<text:span text:style-name="T442">aghi</text:span> di pino</text:p>
      <text:p text:style-name="P59">Allora perché non cammini all’indietro?</text:p>
      <text:p text:style-name="P60">Sarebbe come invadere un popolo <text:span text:style-name="T446">entrandogli</text:span><text:span text:style-name="T445"> dalle scarpe.</text:span></text:p>
      <text:p text:style-name="P61">Perciò? </text:p>
      <text:p text:style-name="P62">Il <text:span text:style-name="T247">solletico</text:span> è come un farnetico sulle loro zampe</text:p>
      <text:p text:style-name="P63">Percorri a ritroso per me</text:p>
      <text:p text:style-name="P64">Chi ha occhi dietro la testa non vede su cosa si schianta.</text:p>
      <text:p text:style-name="P63">Chi ha occhi davanti la testa non vede cosa lascia.</text:p>
      <text:p text:style-name="P66"/>
      <text:p text:style-name="P66">Niente <text:span text:style-name="T447">mai</text:span> cambia.</text:p>
      <text:p text:style-name="P65"/>
      <text:p text:style-name="P52"/>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soft-page-break/>+====+==+=+**====+=+=======+*+****#####%*##%%%#=::::--==+*%%%%#%%%##%#%%%%%%%%%%@%@@@@@%%*@@%@@@@%%%</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5">%%%@%%#%@%%%%%%%%%%#%####%###+#*++=+=-------------------------------------------------------=+*****#</text:p>
      <text:p text:style-name="P53"/>
      <text:p text:style-name="P53"><text:span text:style-name="T267"/></text:p>
      <text:p text:style-name="P49"/>
      <text:p text:style-name="P57"/>
      <text:p text:style-name="P38"><text:span text:style-name="T267"/></text:p>
      <text:p text:style-name="P41"><text:span text:style-name="T267"/></text:p>
      <text:p text:style-name="P42"><text:span text:style-name="T26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3T10:30:23.762649756</meta:creation-date>
    <dc:date>2025-10-14T11:47:33.184000000</dc:date>
    <meta:editing-duration>PT6H28M49S</meta:editing-duration>
    <meta:editing-cycles>704</meta:editing-cycles>
    <meta:generator>LibreOffice/24.2.1.2$Windows_X86_64 LibreOffice_project/db4def46b0453cc22e2d0305797cf981b68ef5ac</meta:generator>
    <meta:print-date>2025-10-07T12:16:42.362000000</meta:print-date>
    <meta:printed-by>File PDF</meta:printed-by>
    <meta:document-statistic meta:table-count="0" meta:image-count="0" meta:object-count="0" meta:page-count="16" meta:paragraph-count="218" meta:word-count="3159" meta:character-count="31962" meta:non-whitespace-character-count="29049"/>
  </office:meta>
</office:document-meta>
</file>